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А сколько из этого времени в обычный будний день Вы проводите у телевизора, смотря новости или передачи о политике и текущих событиях?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А сколько из этого времени в обычный будний день Вы слушаете по радио новости или передачи о политике и текущих событиях?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колько из этого времени Вы читаете о политике и текущих событиях?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к часто Вы пользуетесь Интернетом или электронной почтой – дома или на работе – в своих личных целях (то есть не для выполнения служебных заданий)?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к Вы считаете, в целом, большинству людей можно доверять или следует быть осторожным, имея дело с людьми?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оцените свою позицию на шкале от 0 до 10 баллов, если 0 баллов означает, что следует быть осторожным, а 10 – что большинству людей можно доверять.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к Вы думаете, люди, в основном, стараются помогать другим или преследуют собственный интерес?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кажите, пожалуйста, насколько Вы интересуетесь политикой?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настолько сложной, что Вы совершенно не понимаете, что же происходит на самом деле?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асколько Вам сложно или легко составить свое мнение по политическим вопросам?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карточку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, насколько Вы доверяете...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Верховной Раде Украины?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милиции?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политическим партиям?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Европейскому Парламенту?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ОН?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по той или иной причине не принимают участие в голосовании на выборах.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Участвовали ли Вы в голосовании на последних выборах в Верховную Раду Украины 30 сентября 2007 года?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или избирательный блок Вы голосовали на этих выборах?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ные способы улучшить положение дел в стране или содействовать предотвращению серьезных проблем.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иходилось ли Вам за последние 12 месяцев делать что-либо из того, что я сейчас назову?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...обращались к политикам, представителям правительства или местной власти?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string" calcext:value-type="string">
            <text:p>ESS_R04_2008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работали в политической партии или движении?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работали в другой организации или объединении?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4_2008_RUS_UA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подписывали петиции?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4_2008_RUS_UA_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принимали участие в санкционированных митингах или демонстрациях?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4_2008_RUS_UA_2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бойкотировали какие-либо промышленные или продовольственные продукты?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string" calcext:value-type="string">
            <text:p>ESS_R04_2008_RUS_UA_29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в Украине такая политическая партия, которая Вам ближе, чем остальные партии?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4_2008_RUS_UA_30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именно?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4_2008_RUS_UA_3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4_2008_RUS_UA_3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люди часто говорят о «левых» и «правых».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бы Вы расположили себя на шкале, где 0 означает "левые", а 10 означает "правые"?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итывая все обстоятельства, скажите, пожалуйста, насколько Вы в целом удовлетворены своей жизнью в настоящее время?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йте ответ, используя эту карточку, где 0 означает "совершенно не удовлетворен", а 10 – "полностью удовлетворен".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Насколько Вы, в целом, удовлетворены тем, как работает (действует) демократия в Украине?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А сейчас, используя эту карточку, оцените нынешнее состояние системы образования в Украине?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Используя эту же карточку, оцените, пожалуйста, нынешнее состояние здравоохранения в Украине?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А теперь скажите, в какой степени Вы согласны или не согласны со следующими утверждениями.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е доходов людей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следует позволить жить своей жизнью, как они хотят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ледует запретить политические партии, которые выступают против демократии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может решить проблемы окружающей среды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огда речь заходит о Европейском Союзе некоторые люди считают, что процесс дальнейшего объединения стран, уже входящих в ЕС, следует продолжать.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Другие говорят, что это уже зашло слишком далеко.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Используя эту карточку, скажите, какое число на шкале более всего соответствует Вашей позиции?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РИЕЗЖАЮТ ЖИТЬ В УКРАИНУ.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В какой мере, по Вашему мнению, следует разрешать переезжать в Украину людям той же расы или национальности, что и большинство населения Украины?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А как относительно людей, которые по национальности или расовой принадлежности отличаются от большинства населения Украины?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А как насчет людей из более бедных стран за пределами Европы?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думаете, то, что люди из других стран переезжают в Украину жить, это в целом хорошо или плохо для єкономики страны?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к Вы считаете, приток людей из других стран в целом разрушает или обогащает культурную жизнь в Украине?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к Вы думаете, с притоком людей из других стран Украина становится более плохим или более хорошим местом для жизни?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Говоря в целом, насколько Вы счастливы?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просто, не по делам, встречаетесь с друзьями, родственниками или коллегами по работе?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4_2008_RUS_UA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У Вас есть кто-нибудь, с кем Вы можете обсуждать свои личные дела и интимные вопросы?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кажите, пожалуйста, по сравнению с другими людьми Вашего возраста, как часто Вы общаетесь с людьми – по своему желанию и для своего удовольствия, а не по работе?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ESS_R04_2008_RUS_UA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члены Вашей семьи жертвами ограбления или физического насилия за последние 5 лет?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чувствуете себя, когда с наступлением темноты идете один в районе, где Вы проживаете?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себя чувствуете или почувствовали бы...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 каждым из следующих утверждений?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Если человек подозревается в подготовке теракта в Украине, милиция должна иметь право держать его в заключении до тех пор, пока выяснится его непричастность.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ытки заключенных в украинской тюрьме никогда не могут быть оправданы, даже если таким способом можно получить информацию, необходимую для предотвращения теракта.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ТЕПЕРЬ НЕСКОЛЬКО ВОПРОСОВ О ВАС.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 Вы в целом оцениваете состояние своего здоровья?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Испытываете ли Вы какие-либо затруднения или ограничения в повседневной жизни из-за хронического заболевания, инвалидности, физических недостатков, физической слабости или проблем с психикой?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Если да, то в значительной или в некоторой степени?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4_2008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Относите ли Вы себя к какой-либо религии или вероисповеданию?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какой именно?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4_2008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Относили ли Вы себя когда-нибудь к какой-либо религии или вероисповеданию?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какой именно?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относите ли Вы себя к определенному вероисповеданию, скажите, пожалуйста, насколько Вы религиозны?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сли не считать такие события, как свадьба или похороны, как часто Вы сейчас посещаете церковь (костел, мечеть, синагогу...)?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роме тех случаев, когда Вы посещаете церковь (костел, мечеть, синагогу, ...), как часто Вы молитесь?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4_2008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Можете ли Вы сказать, что относитесь к группе, которую в Украине дискриминируют?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чем основана дискриминация Вашей группы?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4_2008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Украины?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4_2008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ы родились в Украине?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Как давно Вы впервые переехали жить в Украину?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(языках) Вы чаще всего говорите дома?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string" calcext:value-type="string">
            <text:p>ESS_R04_2008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надлежите ли Вы к этническому меньшинству в Украине?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ESS_R04_2008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Ваш отец родился в Украине?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ESS_R04_2008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аша мама родилась в Украине?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ма?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Большие различия в доходах людей допустимы, поскольку различные способности и приложенные усилия должны вознаграждаться соответствующим образом.</text:p>
          </table:table-cell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Школы должны учить детей не нарушать установленные правила и быть дисциплинированными.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Женщина должна быть готова меньше работать на оплачиваемой работе, чтобы уделять больше времени своей семье.</text:p>
          </table:table-cell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Для того, чтобы общество было справедливым, различия в уровне жизни людей должны быть незначительными.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Людей, которые нарушают закон, следует более сурово наказывать, чем это делается сейчас.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Если рабочих мест недостаточно, то у мужчин должно быть больше прав получить работу, чем у женщин.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к Вы думаете, сколько человек, из каждых 100 человек трудоспособного возраста в Украине, являются безработными и ищут работу?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ирите Ваш ответ из этой карточки.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Если Вы точно не уверены, пожалуйста, скажите приблизительно.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к Вы думаете, сколько человек, из каждых 100 человек трудоспособного возраста в Украине, страдают от длительной болезни или являются нетрудоспособными?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к Вы думаете, сколько человек, из каждых 100 человек трудоспособного возраста вУкраине, не имеют достаточно средств для удовлетворения своих первоочерёдных потребностей?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Если Вы точно не уверены, пожалуйста, скажите приблизительно.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к Вы думаете, сколько человек, из каждых 100 человек трудоспособного возраста в Украине, родились за её пределами?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А теперь несколько вопросов о том, насколько хорошо или плохо обстоят дела сегодня у различных групп населения в Украине.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Используя эту карточку, скажите, пожалуйста, что Вы думаете, в целом, о материальном положении и уровне жизни пенсионеров?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Пожалуйста, дайте ответ по шкалу от 0 до 10, где 0 означает «очень плохой», <text:s/>10 означает «очень хороший».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Что Выдумаете , в целом, о материальном положении и уровне жизни безработных?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Что Вы думаете в целом об обеспеченности доступными услугами детских дошкольных учреждений работающих родителей?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к Вы оцениваете возможности для молодых людей найти свою первую работу после окончания учебы?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Люди придерживаются различных мнений относительно того, какие обязанности должно или не должно брать на себя государство.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Для каждой из задач, которую я назову, пожалуйста, оцените, по шкале от 0 до 10, какую ответственность должно нести государство за каждую из этих задач.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0 означает «это совсем не должно быть обязанностью государства», а 10 означает «это полностью должно быть обязанностью государства».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Во-первых...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обеспечить работой всех, кто хочет иметь работу?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обеспечить необходимую медицинскую помощь больным?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обеспечить приемлемый уровень жизни пожилым людям?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к Вы считаете, какую ответственность должно нести государство за...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.обеспечение приемлемого жизненного уровня для безработных?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обеспечениенадлежащего уходаза детьми работающих родителей?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предоставление оплачиваемого отпуска людям, которые временно ухаживают за больными родственниками?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 СЕЙЧАС Я БЫ ХОЧУ ЗАДАТЬ ВАМ НЕСКОЛЬКО ВОПРОСОВ О ВЛИЯНИИ СОЦИАЛЬНЫХ ЛЬГОТ И СОЦИАЛЬНЫХ УСЛУГ НА РАЗЛИЧНЫЕ СФЕРЫ ЖИЗНИ В УКРАИНЕ.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д социальными льготами и социальными услугами мы будем иметь в виду здравоохранение, пенсионное и социальное обеспечение.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д социальным обеспечением мы будем иметь в виду оплату больничных листков, помощь по безработице, помощь семьям с детьми и тому подобное.</text:p>
          </table:table-cell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Используя эту карточку, пожалуйста, скажите, насколько Вы согласны или не согласны с тем, что социальные льготы и услуги в Украине...</text:p>
          </table:table-cell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... слишком сильно обременяют экономику?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... предотвращают распространение бедности?</text:p>
          </table:table-cell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... способствуют большему равенству в обществе?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... побуждают людей из других стран приезжать и жить в Украине?</text:p>
          </table:table-cell>
          <table:table-cell office:value-type="float" office:value="7489" calcext:value-type="float">
            <text:p>7489</text:p>
          </table:table-cell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... слишком обременяют предпринимателей налогами и разными платежами?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... помогают людям совмещать работу и личную семейную жизнь?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асколько Вы согласны или не согласны с тем, что социальные льготы и услуги в Украине...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...делают людей ленивыми?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...уменьшают желание людей заботится друг о друге?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...приводят к тому, что люди не хотят следить за собой и заботится о своей семье?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родолжая тему обеспечения социальными льготами и услугами, пожалуйста, скажите, насколько эффективно, по Вашему мнению, работает система здравоохранения в Украине...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Для ответа используйте эту карточку, где 0 означает «совершенно неэффективно», а 10 означает «очень эффективно».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к Вы считаете, насколько эффективно налоговые учреждения решают такие задачи, как своевременное рассмотрение запросов, предотвращение ошибок и мошенничества?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Пожалуйста, используйте эту карточку, где 0 означает «совершенно неэффективно», а 10 означает «очень эффективно».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к Вы думаете, оказывают ли врачи и медсестры в Украине предпочтение отдельным пациентам или относятся ко всем пациентам одинаково?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жалуйста, используйте эту карточку, где 0 означает «оказывают предпочтение некоторым людям», а 10 означает «относятся ко всем одинаково».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Используя ту же карточку, скажите, пожалуйста, как Вы считаете, оказывают ли налоговые учреждения в Украине предпочтение отдельным людям или относятся ковсем одинаково?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жалуйста, используйте эту карточку, где 0 означает «оказываютпредпочтение некоторым людям», а 10 означает «относятся ко всем одинаково».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Многие социальные льготы и услуги оплачиваются за счет налогов.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Если бы правительству необходимо было бы выбрать между двумя вариантами, какое решение, по Вашему мнению, было бы лучше выбрать?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редставьте себе двух людей, один из которых зарабатывает вдвое больше другого.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кое из трех утверждений на этой карточке лучше всего отражает Ваше мнение о том, какие налоги должен платить каждый из них?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которые люди считают, что, те, кто зарабатывают больше, должны получать более высокие пенсии, поскольку они платили больше налогов.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Другие считают, что те, кто зарабатывал меньше, должны получать более высокие пенсии, поскольку именно они больше нуждаются в помощи.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кое из перечисленных на карточке трех утверждений ближе к Вашему мнению?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которые люди считают, что те, кто зарабатывают больше, должны получать более высокие пособия в случае временной безработицы, поскольку они платят больший налог.</text:p>
          </table:table-cell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Другие уверены, что те, кто зарабатывают меньше, должны получать более высокие пособия, поскольку им это нужнее.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Какое из трех утверждений на этой карточке больше всего соответствует Вашему мнению?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Если говорить о людях, приезжающих в Украину из других стран, когда, по Вашему мнению, они должны получать права на такие же социальные льготы и услуги, как и граждане Украины?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жалуйста, выберите на карточке тот вариант ответа, который наиболее соответствует Вашему мнению.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ие люди, приезжающие жить в Украину из других стран, платят налоги и пользуются социальными льготами и услугами.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 Вы считаете, они получают от общества больше, чем дают ему или наоборот – они дают обществу больше, чем получают от него?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жалуйста, используйте эту карточку, где 0 означает «они гораздо больше получают от общества, чем дают ему», а 10 означает «они гораздо больше дают обществу, чем получают от него».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о следующими высказываниями о людях в Украине.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Большинство безработных на самом деле не питаются искать работу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Многие люди с низкими доходами получают меньшие социальные пособия, чем должны получать по закону.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Многим людям удается получать льготы и услуги, на которые они не имеют законного права.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В Украине недостаточно льгот, чтобы обеспечить потребности всех, кто в них действительно нуждается.</text:p>
          </table:table-cell>
          <table:table-cell office:value-type="float" office:value="7523" calcext:value-type="float">
            <text:p>7523</text:p>
          </table:table-cell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аботающие люди часто симулируют болезнь, чтобы не идти на работу.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Сегодня обсуждается вопрос о затратах на обеспечение государственной системы здравоохранения в Украине.</text:p>
          </table:table-cell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к Вы думаете, что будет через 10 лет?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кое из приведенных ниже утверждений лучше всего отражает Вашу точку зрения?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Через 10 лет: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Сегодня также обсуждается вопрос затрат на пенсионное обеспечение в Украине.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к Вы думаете, что будет через 10 дет?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кое из приведенных ниже утверждений лучше всего отражает Вашу точку зрения?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Через 10 лет: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ТЕПЕРЬ НЕСКОЛЬКО ВОПРОСОВ О ТОМ, ЧТО МОЖЕТ ПРОИЗОЙТИ В ТЕЧЕНИЕ СЛЕДУЮЩИХ 12 МЕСЯЦЕВ.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Используя эту карточку, скажите, насколько вероятно, что в течение следующих 12 месяцев Вы потеряете работу и будете искать новую работу, по крайней мере, четыре недели?</text:p>
          </table:table-cell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асколько вероятно, что в течение следующих 12 месяцев Вам придется проводить меньше времени на оплачиваемой работе, чем Вам хотелось бы, из-за того, что Вам нужно будет заботиться о членах Вашей семьи (родственниках)?</text:p>
          </table:table-cell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асколько вероятно, что в течение следующих 12 месяцев время от времени Вам не будет хватать денег на самое необходимое для Вашей семьи?</text:p>
          </table:table-cell>
          <table:table-cell office:value-type="float" office:value="7533" calcext:value-type="float">
            <text:p>7533</text:p>
          </table:table-cell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 насколько вероятно, что в течение следующих 12 месяцев в случае болезни Вам не будет оказана необходимая медицинская помощь?</text:p>
          </table:table-cell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ESS_R04_2008_RUS_UA_13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Как Вы думаете, в основном, в каком возрасте людей уже не называют молодыми?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string" calcext:value-type="string">
            <text:p>ESS_R04_2008_RUS_UA_13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Как Вы думаете, в каком возрасте людей уже начинают считать старыми?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спользуя эту карточку, скажите, пожалуйста, какая из клеточек ниже лучше всего описывает возрастную группу, к которой Вы себя причисляете.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совсем молодым, выберите первую клеточку.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совсем старым, выберите последнюю клеточку.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 остальных случаях, выберите одну из клеточек посредине.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А мне назовите букву соответствующую выбранной клеточке.</text:p>
          </table:table-cell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Используя эту карточку, скажите, пожалуйста, насколько сильно или слабо Вы ощущаете свою принадлежность к этой возрастной группе?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Используйте эту карточку, где 0 означает «очень слабо ощущаю свою принадлежность к этой возрастной группе», а 10 означает «очень сильно ощущаю свою принадлежность к этой возрастной группе».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А СЕЙЧАС Я БЫ ХОТЕЛ (-ЛА) ЗАДАТЬ НЕСКОЛЬКО ВОПРОСОВ О СОЦИАЛЬНОМ СТАТУСЕ ЛЮДЕЙ РАЗЛИЧНОГО ВОЗРАСТА В НАШЕМ ОБЩЕСТВЕ.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ПОД СОЦИАЛЬНЫМ СТАТУСОМ Я ИМЕЮ В ВИДУ ПРЕСТИЖ, ПОЛОЖЕНИЕ В ОБЩЕСТВЕ, А НЕ ПРИНАДЛЕЖНОСТЬ К СОЦИАЛЬНОЙ ГРУППЕ ИЛИ ЗАНЯТИЕ ОПРЕДЕЛЕННОЙ ДЕЯТЕЛЬНОСТЬЮ.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Как, по вашему мнению, большинство людей в Украине расценивают статус тех, кому около 20 лет, тех, кому около 40 лет, и тех, кому уже более 70 лет.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Используя эту карточку, скажите, где большинство людей расположили бы статус...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...тех, кому около 20 лет?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...тех, кому около 40 лет?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...тех, кому за 70 лет?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СЕЙЧАС НЕСКОЛЬКО ВОПРОСОВ О ТЕХ, КОМУ ОКОЛО 20 ЛЕТ.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спользуя эту карточку, пожалуйста, отметьте по шкале от 0 до 10, насколько Вас беспокоят перечисленные ниже проблемы.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спользуйте эту карточку, где 0 означает «вообще не беспокоят», а 10 означает «очень беспокоят».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Насколько Вас беспокоит...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...нынешний уровень преступности среди тех, кому около 20 лет?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то, что работодателипредпочитают тем, кому около 20 около 40 <text:s/>и старше?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к, по Вашему мнению, можно оценить влияние большинства людей в возрасте около 20-ти лет на традиции и способ жизни в Украине?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к позитивное или как негативное?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Выберите Ваш ответ из этой карточки, где 0 означает «очень отрицательное влияние», а 10 означает «очень положительное влияние».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А как Вы думаете, какой вклад в экономику Украины делают люди в возрасте около 20 лет – очень небольшой вклад в экономику или очень большой вклад в экономику?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Пожалуйста, используйте эту карточку, где 0 означает «очень небольшой вклад», а 10 означает «очень большой вклад».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А ТЕПЕРЬ НЕСКОЛЬКО ПОХОЖИХ ВОПРОСОВ, НО УЖЕ ОТНОСИТЕЛЬНО ЛЮДЕЙ СТАРШЕ 70 ЛЕТ.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Используя эту карточку, скажите, пожалуйста, как Вы думаете, являются ли люди старше 70-ти лет бременем для службы здравоохранения современной Украины или нет?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Используйте эту карточку, где 0 означает «не являются бременем», 10 означает «являются значительным бременем».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к, по Вашему мнению, можно оценить влияние большинства людей, которым за 70, на традиции и способ жизни в Украине?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к позитивное или как негативное?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Выберите Ваш ответ из этой карточки, где 0 означает «очень отрицательное влияние», а 10 означает «очень положительное влияние».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А как Вы думаете, какой вклад в экономику Украины делают люди, которым за 70 – очень небольшой вклад в экономику или очень большой вклад в экономику?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Пожалуйста, используйте эту карточку, где 0 означает «очень небольшой вклад», а 10 означает «очень большой вклад».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ДО СИХ ПОР Я ИНТЕРЕСОВАЛСЯ (-ЛАСЬ) ТОЛЬКО ВАШИМ ЛИЧНЫМ МНЕНИЕМ.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А СЕЙЧАС Я БЫ ХОТЕЛ(-ЛА) БЫ СПРОСИТЬ ОТНОСИТЕЛЬНО ТОГО, ЧТО, НА ВАШ ВЗГЛЯД, ДУМАЕТ БОЛЬШИНСТВО ЛЮДЕЙ УКРАИНЫ О ЛЮДЯХ РАЗЛИЧНОГО ВОЗРАСТА.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Используя эту карточку, пожалуйста, скажите, насколько вероятно, что большинство людей в Украине считают людей в возрасте около 20 лет...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...дружелюбными?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...компетентными?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имеющими высокие моральные принципы?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заслуживающими уважения?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А сейчас поговорим о тех, кому за 70 лет.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Используя ту же карточку, скажите, насколько вероятно, что большинство людей в Украине считают тех, кому за 70...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...дружелюбными?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...компетентными?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...имеющими высокие моральные принципы?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заслуживающими уважения?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к, по Вашему мнению, отнеслось бы большинство людей в Украине к тому, что их начальником был бы назначен квалифицированный человек в возрасте 30 лет?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Используйте эту карточку, где 0 означает «для большинства людей это абсолютно неприемлемо», а 10 означает «для большинства людей это полностью приемлемо ».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А теперь скажите, пожалуйста, как, по Вашему мнению, отнеслось бы большинство людей в Украине к тому, что их начальником назначен квалифицированный человек в возрасте 70 лет?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Используйте эту карточку, где 0 означает «для большинства людей это абсолютно неприемлемо», а 10 означает «для большинства людей это полностью приемлемо».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Используя эту карточку, скажите, пожалуйста, насколько вероятно, что большинство людей в Украине относятся к людям, в возрасте около 20 лет...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с завистью?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с жалостью?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с восхищением?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с неуважением?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А теперь, скажите, пожалуйста, насколько вероятно, что большинство людей в Украине относятся к тем, кому за 70 лет...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с завистью?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с жалостью?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с восхищением?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...с неуважением?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А СЕЙЧАС ЕЩЕ НЕСКОЛЬКО ВОПРОСОВ ОТНОСИТЕЛЬНО ВАШЕГО СОБСТВЕННОГО МНЕНИЯ О ЛЮДЯХ РАЗНОГО ВОЗРАСТА.</text:p>
          </table:table-cell>
          <table:table-cell office:value-type="float" office:value="7583" calcext:value-type="float">
            <text:p>7583</text:p>
          </table:table-cell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Используя эту карточку, скажите, пожалуйста, в целом, какие чувства – отрицательные или положительные, вызывают у Вас люди в возрасте около 20 лет?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Пожалуйста, используйте шкалу от 0 до 10, где 0 означает «очень отрицательные», 10 означает «очень положительные».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А какие чувства, в целом, отрицательные или положительные вызывают у Вас люди, которым за 70?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Используя эту карточку, скажите, пожалуйста, как часто в течении прошлого года кто-либо относился к Вам с предубеждением или несправедливо из-за...</text:p>
          </table:table-cell>
          <table:table-cell office:value-type="float" office:value="7587" calcext:value-type="float">
            <text:p>7587</text:p>
          </table:table-cell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...Вашего возраста?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...Вашего пола?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.Вашей расы или национальности?</text:p>
          </table:table-cell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А как часто, если вообще такое происходило за последний год, Вы чувствовали, что к Вам не проявляют достаточного уважения из-за Вашего возраста?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Например, игнорировали Вас или относились к Вам свысока.</text:p>
          </table:table-cell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А конкретнее, как часто в прошлом году кто-либо плохо относился к Вам из-за Вашего возраста?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Например, оскорбил Вас или отказывал Вам в предоставлении каких-либо услуг?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ТЕПЕРЬ Я ХОЧУ ЗАДАТЬ ВАМ НЕСКОЛЬКО ВОПРОСОВ О ВАШИХ ДРУЗЬЯХ И О ВАШЕЙ СЕМЬЕ.</text:p>
          </table:table-cell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Сколько примерно у Вас друзей в возрасте до 30-ти лет, не считая членов Вашей семьи?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Выберите вариант ответа из этой карточки.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Какое из высказываний на этой карточке лучше всего характеризует Ваши личные отношения с кем-либо из этих друзей.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Например, можете ли Вы обсуждать с ним или с ней Ваши чувства, убеждения или события Вашей личной жизни?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колько примерно у Вас друзей старше 70 лет, не считая членов Вашей семьи?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Выберите вариант ответа из этой карточки.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кое из высказываний на этой карточке лучше всего характеризует Ваши личные отношения с кем-либо из этих друзей: например, можете ли Вы обсуждать с ним или с ней Ваши чувства, убеждения или события Вашей личной жизни?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кажите, пожалуйста, сколько Вам лет?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ESS_R04_2008_RUS_UA_179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Есть ли у Вас дети или внуки в возрасте от 15 до 30 лет?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Какое из перечисленных на этой карточке высказываний лучше всего характеризует Ваши личные отношения с кем-либо из Ваших детей или внуков этого возраста.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Например, можете ли Вы обсуждать с ним или с ней Ваши чувства, убеждения или события Вашей личной жизни?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Есть ли у Вас члены семьи старше 70 лет?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Какое из перечисленных на этой карточке высказываний лучше всего характеризует Ваши личные отношения с кем-либо из членов Вашей семьи этого возраста: например, можете ли Вы обсуждать с ним или с ней Ваши чувства, убеждения или события Вашей личной жизни?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Занимались ли Вы за последний месяц какой-либо оплачиваемой или неоплачиваемой (добровольной) работой?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ЕСЛИ ДА: Это только оплачиваемая работа, только неоплачиваемая работа или и та, и другая?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Какую часть из этого времени Вы работали с коллегами или добровольцами в возрасте около 20 лет?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А какую часть из этого времени Вы работали с коллегами или добровольцами в возрасте старше 70 лет?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Учитывая все обстоятельства, скажите, пожалуйста, как, в целом, Вы воспринимаете сегодня в Украине людей в возрасте около 20 лет и тех, кому за 70?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Я воспринимаю тех, кому сейчас около 20 лет, и тех, кому за 70, как: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Скажите, насколько для Вас важно не иметь предубеждений относительно людей других возрастных групп?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Используйте эту карточку, где 0 означает «совершенно не важно», а 10 означает «очень важно».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А теперь скажите, пожалуйста, насколько для Вас важно выглядеть как человек без предубеждений относительно людей из других возрастных групп?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Как Вы думаете, насколько серьезная дискриминация по возрасту существует в Украине, если таковая вообще существует – вне зависимости от того, речь идет о старых или о молодых людях?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string" calcext:value-type="string">
            <text:p>ESS_R04_2008_RUS_UA_19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человек, включая Вас и детей, проживают здесь постоянно как члены семьи?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string" calcext:value-type="string">
            <text:p>ESS_R04_2008_RUS_UA_19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ем он (она) Вам приходится?</text:p>
          </table:table-cell>
          <table:table-cell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Где Вы сейчас живете?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й самый высокий уровень образования, который Вы получили?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какой сфере у Вас наивысшая квалификация?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ESS_R04_2008_RUS_UA_19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колько всего лет длилось Ваше образование?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string" calcext:value-type="string">
            <text:p>ESS_R04_2008_RUS_UA_19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Я имею в виду и то время, когда обучение было Вашим единственным занятием (дневная форма обучения), и то время, когда Вы совмещали учебу с другими занятиями (вечерняя или заочная форма обучения).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string" calcext:value-type="string">
            <text:p>ESS_R04_2008_RUS_UA_19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Подсчитайте, пожалуйста, продолжительность Вашего образования в эквивалентном количестве лет дневного обучения и включите в это количество годы обучения в средней школе.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Используя эту карточку, скажите, чем Вы занимались последние 7 дней?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Какое из этих описаний лучше всего описывает Вашу ситуации (за последние 7 дней)?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string" calcext:value-type="string">
            <text:p>ESS_R04_2008_RUS_UA_2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Я хочу еще раз уточнить, выполняли ли Вы хоть какую-нибудь оплачиваемая работа (на один час или больше) за последние семь дней?</text:p>
          </table:table-cell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string" calcext:value-type="string">
            <text:p>ESS_R04_2008_RUS_UA_2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Была ли у Вас вообще когда-нибудь оплачиваемая работа?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ESS_R04_2008_RUS_UA_20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последний раз у Вас была оплачиваемая работа?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м основном месте работы Вы...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ЗАЧИТАЙТЕ...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ESS_R04_2008_RUS_UA_20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у Вас работает/ работало наемных работников, если такие есть?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string" calcext:value-type="string">
            <text:p>ESS_R04_2008_RUS_UA_20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 Вы оформлены на работе?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ключая Вас, приблизительно сколько людей работает там, где Вы работаете/работали?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ЧИТАЙТЕ...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ESS_R04_2008_RUS_UA_20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й основной работе, приходилось ли Вам руководить сотрудниками и отвечать за их работу?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string" calcext:value-type="string">
            <text:p>ESS_R04_2008_RUS_UA_20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За работу скольких людей Вы несете (или несли) ответственность?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ейчас я буду зачитывать Вам перечень суждений, касающихся различных сторон Вашей работы.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Используя эту карточку, скажите пожалуйста насколько Ваше руководство позволяет/позволял Вам...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решать, как организовать свою повседневную работу?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влиять на принятие решений о деятельности организации?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ESS_R04_2008_RUS_UA_21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Сколько всего времени в неделю Вы должны (должны были) работать на своей основной работе без учета сверхурочной работы?</text:p>
          </table:table-cell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string" calcext:value-type="string">
            <text:p>ESS_R04_2008_RUS_UA_21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Сколько часов в неделю Вы как правило работаете/работали, включая сверхурочные оплачиваемые или неоплачиваемые часы?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string" calcext:value-type="string">
            <text:p>ESS_R04_2008_RUS_UA_21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Что, в основном, производит или делает фирма/ организация, в которой Вы работаете/работали?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 организации какого типа из указанных на карточке Вы работаете/работали?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string" calcext:value-type="string">
            <text:p>ESS_R04_2008_RUS_UA_21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Как называется/называлась Ваша должность на основной работе?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string" calcext:value-type="string">
            <text:p>ESS_R04_2008_RUS_UA_21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а Вашей основной работе, какой работой Вы занимаетесь/занимались основную часть времени?</text:p>
          </table:table-cell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string" calcext:value-type="string">
            <text:p>ESS_R04_2008_RUS_UA_21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Какое образование или квалификация необходимы/были необходимы для Вашей работы?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string" calcext:value-type="string">
            <text:p>ESS_R04_2008_RUS_UA_21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За последние 10 лет была ли у Вас какая-либо оплачиваемая работа в другой стране, которой Вы занимались не менее 6 месяцев?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string" calcext:value-type="string">
            <text:p>ESS_R04_2008_RUS_UA_21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 ли у Вас в жизни когда-либо период, когда Вы более трех месяцев были безработным и искали работу?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ESS_R04_2008_RUS_UA_22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Были ли у Вас подобные периоды, которые длились 12 месяцев или больше?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ESS_R04_2008_RUS_UA_22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Были ли у Вас такие периоды за последние 5 лет?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Являетесь ли Вы сейчас или были когда-либо раньше членом профсоюза или подобной организации?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ЕСЛИ ДА, в настоящее время или раньше?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Что является основным источником дохода Вашей семьи?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жалуйста, учитывайте доходы каждого из членов семьи и любые доходы, которые могли быть получены семьей в целом.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На карточке перечислены группы доходов.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цените, пожалуйста, общий месячный доход всех членов семьи ПОСЛЕ выплаты всех налогов и укажите, к какой из групп принадлежит Ваша семья.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Назовите мне только букву.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Вы не знаете доход Вашей семьи точно, постарайтесь дать хотя бы приблизительный ответ.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ое из высказываний на этой карточке наиболее близко к тому, как бы Вы могли описать состояние Вашего семейного дохода в настоящее время?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Если бы по какой-либо причине у Вас были серьезные материальные трудности и Вы вынуждены были бы одалживать деньги, чтобы свести концы с концами, насколько трудно или легко это было бы сделать?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кой самый высокий уровень образования получил Ваш муж/жена, незарегистрированный муж/жена?</text:p>
          </table:table-cell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кие из описаний на этой карточке относится к тому, что Ваш супруг(-а) делал за последние 7 дней?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Что из перечисленного в карточке лучше всего описывает ее/его ситуацию в последние 7 дней?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string" calcext:value-type="string">
            <text:p>ESS_R04_2008_RUS_UA_23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Я хочу еще раз уточнить, была ли у него/нее хоть какая-либо оплачиваемая работа (один час или больше) за последние семь дней?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ESS_R04_2008_RUS_UA_23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 называется ее/его должность на основной работе?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ESS_R04_2008_RUS_UA_23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 своей основной работе какой работой он/она занимается основную часть времени?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string" calcext:value-type="string">
            <text:p>ESS_R04_2008_RUS_UA_233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Какое образование или квалификация необходимы для его/ее работы?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ESS_R04_2008_RUS_UA_234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Что, в основном, производит или делает фирма/организация, в которой он/она работает?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string" calcext:value-type="string">
            <text:p>ESS_R04_2008_RUS_UA_23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своей основной работе он/она...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string" calcext:value-type="string">
            <text:p>ESS_R04_2008_RUS_UA_236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у него работает наемных работников, если такие есть?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ESS_R04_2008_RUS_UA_23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а основной работе приходится ли ему/ей руководить сотрудниками и отвечать за их работу?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string" calcext:value-type="string">
            <text:p>ESS_R04_2008_RUS_UA_23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 работу скольких людей он/она несет ответственность?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Сейчас я зачитаю список утверждений, которые относятся к работе Вашего супруга.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Используя эту карточку, пожалуйста, скажите насколько руководство на его/ее работе позволяет ему/ей...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решать, как организовать свою повседневную работу?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влиять на принятие решений о деятельности организации?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ESS_R04_2008_RUS_UA_24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олько часов в неделю он/она обычно работает на своей основной работе?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string" calcext:value-type="string">
            <text:p>ESS_R04_2008_RUS_UA_24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Пожалуйста, включите любое оплачиваемое или неоплачиваемое сверхурочное время.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ой самый высокий уровень образования получил Ваш отец?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огда Вам было 14, Ваш отец работал как наемный работник (на кого-то), работал на себя, или в то время не работал?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ESS_R04_2008_RUS_UA_24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Сколько наемных работников у него работало, если такие были?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ESS_R04_2008_RUS_UA_24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Приходилось ли ему руководить сотрудниками и отвечать за их работу?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ESS_R04_2008_RUS_UA_24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Как называлась его должность на основной работе?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кое из описаний на этой карточке лучше всего соответствует характеру его работы, когда Вам было 14 лет?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ой самый высокий уровень образования получила Ваша мама?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огда Вам было 14 лет, Ваша мама работала как наемный работник (на кого-то), работала на себя, или в то время не работала?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string" calcext:value-type="string">
            <text:p>ESS_R04_2008_RUS_UA_25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наемных работников у нее работало, если такие были?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ESS_R04_2008_RUS_UA_25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иходилось ли ей руководить сотрудниками и отвечать за их работу?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ESS_R04_2008_RUS_UA_25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ак называлась ее должность на основной работе?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кое из описаний на этой карточке лучше всего соответствует характеру ее работы, когда Вам было 14?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string" calcext:value-type="string">
            <text:p>ESS_R04_2008_RUS_UA_25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ЗАДАВАЙТЕ ВОПРОС ВСЕМ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string" calcext:value-type="string">
            <text:p>ESS_R04_2008_RUS_UA_25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В течение последних двенадцати месяцев посещали ли Вы какие-либо курсы, лекции, тренинги или занятия с целью усовершенствования своих знаний или навыков, необходимых для работы?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ое из описаний на этой карточке больше всего соответствует Вашему семейному положению?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string" calcext:value-type="string">
            <text:p>ESS_R04_2008_RUS_UA_25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Вы живете вместе со своим мужем/женой в настоящее время?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string" calcext:value-type="string">
            <text:p>ESS_R04_2008_RUS_UA_25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Живете ли Вы в настоящее время с партнером без регистрации брака?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string" calcext:value-type="string">
            <text:p>ESS_R04_2008_RUS_UA_25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Я хочу уточнить, Вы когда-нибудь жили вместе с партнером, официально не оформляя официально отношения с ним/ней?</text:p>
          </table:table-cell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string" calcext:value-type="string">
            <text:p>ESS_R04_2008_RUS_UA_259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Разводились ли Вы когда-нибудь?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string" calcext:value-type="string">
            <text:p>ESS_R04_2008_RUS_UA_26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Жили ли в Вашей семье когда-нибудь Ваши дети, пасынок (падчерица), приемные дети, воспитанники или дети Вашего незарегистрированного супруга?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ESS_R04_2008_RUS_UA_261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Есть ли у Вас в этом доме (квартире) стационарный телефон?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ESS_R04_2008_RUS_UA_262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Есть ли у Вас лично мобильный телефон?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ESS_R04_2008_RUS_UA_263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Пользовались ли Вы когда-нибудь Интернетом, чтобы позвонить по телефону из дома?</text:p>
          </table:table-cell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к Вы считаете, в целом, большинству людей можно доверять или следует быть осторожным, имея дело с людьми?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оцените свою позицию на шкале от 0 до 10 баллов, если 0 баллов означает, что следует быть осторожным, а 10 – что большинству людей можно доверять.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бы Вы расположили себя на шкале, где 0 означает "левые", а 10 означает "правые"?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Насколько Вы, в целом, удовлетворены тем, как работает (действует) демократия в Украине?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А теперь скажите, в какой степени Вы согласны или не согласны со следующими утверждениями.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е доходов людей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следует позволить жить своей жизнью, как они хотят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карточку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, насколько Вы доверяете... Верховной Раде Украины?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милиции?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Пожалуйста, дайте ответ в часах и минутах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Считаете ли Вы, что правительство должно принять меры для сокращения разницы в уровне доходов людей.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Считаете ли Вы, что геям и лесбиянкам следует позволить жить своей жизнью, как они хотят.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Как Вы считаете, должно ли правительство обеспечивать то, чтобы ко всем группам и слоям общества отношение было одинаковым?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Используя эту карточку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5 баллов означает "полностью доверяю".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Итак, насколько Вы доверяете... Верховной Раде Украины?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...милиции?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Сейчас скажите мне в какой степени Вы согласны или не согласны с каждым из следующих утверждений.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В целом я удовлетворен нынешним состоянием экономики в Украине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ESS_R04_2008_RUS_UA_28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4_2008_RUS_UA_28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Пожалуйста, дайте ответ в часах и минутах.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Я удовлетворен работой правительства в Украине.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В целом, я удовлетворен тем, как работает (действует) демократия в Украине.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Используя эту карточку, скажите, где бы Вы расположили себя на такой шкале?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А где бы Вы расположили политическую партию, которой больше всего симпатизируете.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А где бы вы расположили ту политическую партию, которая Вам больше всего не нравится?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Говоря в целом, как Вы считаете, большинству людей можно доверять или следует быть осторожным, имея дело с людьми?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Пользуясь этой карточкой, оцените свою позицию на шкале от 0 до 5 баллов, если 0 баллов означает, что следует быть осторожным, а 5 – что большинству людей можно доверять</text:p>
          </table:table-cell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Считаете ли Вы, что большинство людей заслуживают Вашего доверия, или же Вашего доверия заслуживают лишь некоторые люди?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Скажите мне, пожалуйста, насколько Вы лично доверяете Верховной Раде Украины.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Используйте шкалу от 0 до 10.</text:p>
          </table:table-cell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Если Вы совсем не доверяете, то используйте число 0.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Если Вы полностью доверяете, то используйте число 10.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В остальных случаях используйте промежуточные значения.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Скажите мне, пожалуйста, насколько Вы лично доверяете судебно-правовой системе Украины.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Используйте шкалу от 0 до 10.</text:p>
          </table:table-cell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Если Вы совсем не доверяете, то используйте число 0.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Если Вы полностью доверяете, то используйте число 10.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В остальных случаях используйте промежуточные значения.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ESS_R04_2008_RUS_UA_3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4_2008_RUS_UA_3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Пожалуйста, дайте ответ в часах и минутах.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Скажите мне, пожалуйста, насколько Вы лично доверяете милиции.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Используйте шкалу от 0 до 10.</text:p>
          </table:table-cell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Если Вы совсем не доверяете, то используйте число 0.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Если Вы полностью доверяете, то используйте число 10.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В остальных случаях используйте промежуточные значения.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А теперь скажите, в какой степени Вы согласны или не согласны со следующими утверждениями.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Правительство должно принять меры для сокращения разницы в уровне доходов людей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Геям и лесбиянкам следует позволить жить своей жизнью, как они хотят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Правительство должно обеспечивать то, чтобы ко всем группам и слоям общества отношение было одинаковым</text:p>
          </table:table-cell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Используя эту карточку, скажите, где бы Вы расположили себя на шкале, где 0 означает "левые", а 10 означает "правые"?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А где бы Вы расположили политическую партию, которой больше всего симпатизируете.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Используйте для ответа ту же карточку, где 0 означает "Левые", а 10 означает "Правые".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А где бы Вы расположили ту политическую партию, которая Вам больше всего не нравится.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Используйте для ответа ту же карточку, где 0 означает "Левые", а 10 означает "Правые".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string" calcext:value-type="string">
            <text:p>ESS_R04_2008_RUS_UA_30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Как Вы считаете, в целом, большинству людей можно доверять или следует быть осторожным, имея дело с людьми?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ESS_R04_2008_RUS_UA_30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4_2008_RUS_UA_31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Считаете ли Вы, что большинство людей заслуживают Вашего доверия, или же Вашего доверия заслуживают лишь некоторые люди?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При ответе используйте эту карточку, где 0 означает "не удовлетворен", а 10 – "удовлетворен".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В целом, насколько Вы удовлетворены тем, как работает (действует) демократия в Украине?</text:p>
          </table:table-cell>
          <table:table-cell office:value-type="float" office:value="7675" calcext:value-type="float">
            <text:p>7675</text:p>
          </table:table-cell>
        </table:table-row>
      </table:table>
      <table:table table:name="Respons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(к Интернету) ни дома, ни на работе</text:p>
          </table:table-cell>
          <table:table-cell office:value-type="float" office:value="13369" calcext:value-type="float">
            <text:p>13369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</text:p>
          </table:table-cell>
          <table:table-cell office:value-type="float" office:value="13370" calcext:value-type="float">
            <text:p>13370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371" calcext:value-type="float">
            <text:p>13371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3372" calcext:value-type="float">
            <text:p>13372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373" calcext:value-type="float">
            <text:p>13373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3374" calcext:value-type="float">
            <text:p>13374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375" calcext:value-type="float">
            <text:p>13375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13376" calcext:value-type="float">
            <text:p>13376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77" calcext:value-type="float">
            <text:p>13377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Следует быть осторожным</text:p>
          </table:table-cell>
          <table:table-cell office:value-type="float" office:value="13378" calcext:value-type="float">
            <text:p>13378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3379" calcext:value-type="float">
            <text:p>13379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3380" calcext:value-type="float">
            <text:p>13380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3381" calcext:value-type="float">
            <text:p>13381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3382" calcext:value-type="float">
            <text:p>13382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3383" calcext:value-type="float">
            <text:p>13383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3384" calcext:value-type="float">
            <text:p>13384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3385" calcext:value-type="float">
            <text:p>13385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3386" calcext:value-type="float">
            <text:p>13386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3387" calcext:value-type="float">
            <text:p>13387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388" calcext:value-type="float">
            <text:p>13388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89" calcext:value-type="float">
            <text:p>13389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использовать или обмануть</text:p>
          </table:table-cell>
          <table:table-cell office:value-type="float" office:value="13390" calcext:value-type="float">
            <text:p>13390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3391" calcext:value-type="float">
            <text:p>13391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3392" calcext:value-type="float">
            <text:p>13392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3393" calcext:value-type="float">
            <text:p>13393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3394" calcext:value-type="float">
            <text:p>13394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3395" calcext:value-type="float">
            <text:p>13395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3396" calcext:value-type="float">
            <text:p>13396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3397" calcext:value-type="float">
            <text:p>13397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3398" calcext:value-type="float">
            <text:p>13398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3399" calcext:value-type="float">
            <text:p>13399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13400" calcext:value-type="float">
            <text:p>13400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01" calcext:value-type="float">
            <text:p>13401</text:p>
          </table:table-cell>
          <table:table-cell office:value-type="float" office:value="1693" calcext:value-type="float">
            <text:p>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преследуют собственный интерес</text:p>
          </table:table-cell>
          <table:table-cell office:value-type="float" office:value="13402" calcext:value-type="float">
            <text:p>13402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3403" calcext:value-type="float">
            <text:p>13403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3404" calcext:value-type="float">
            <text:p>13404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3405" calcext:value-type="float">
            <text:p>13405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3406" calcext:value-type="float">
            <text:p>13406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3407" calcext:value-type="float">
            <text:p>13407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3408" calcext:value-type="float">
            <text:p>13408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3409" calcext:value-type="float">
            <text:p>13409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3410" calcext:value-type="float">
            <text:p>13410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3411" calcext:value-type="float">
            <text:p>13411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стараются помогать другим</text:p>
          </table:table-cell>
          <table:table-cell office:value-type="float" office:value="13412" calcext:value-type="float">
            <text:p>13412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13" calcext:value-type="float">
            <text:p>13413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8774" calcext:value-type="float">
            <text:p>18774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Достаточно интересуюсь</text:p>
          </table:table-cell>
          <table:table-cell office:value-type="float" office:value="18775" calcext:value-type="float">
            <text:p>18775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Мало интересуюсь</text:p>
          </table:table-cell>
          <table:table-cell office:value-type="float" office:value="18776" calcext:value-type="float">
            <text:p>18776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ли совершенно не интересуюсь</text:p>
          </table:table-cell>
          <table:table-cell office:value-type="float" office:value="18777" calcext:value-type="float">
            <text:p>18777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778" calcext:value-type="float">
            <text:p>18778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3419" calcext:value-type="float">
            <text:p>13419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3420" calcext:value-type="float">
            <text:p>13420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ногда</text:p>
          </table:table-cell>
          <table:table-cell office:value-type="float" office:value="13421" calcext:value-type="float">
            <text:p>13421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3422" calcext:value-type="float">
            <text:p>13422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Очень часто</text:p>
          </table:table-cell>
          <table:table-cell office:value-type="float" office:value="13423" calcext:value-type="float">
            <text:p>13423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24" calcext:value-type="float">
            <text:p>13424</text:p>
          </table:table-cell>
          <table:table-cell office:value-type="float" office:value="1696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сложно</text:p>
          </table:table-cell>
          <table:table-cell office:value-type="float" office:value="18779" calcext:value-type="float">
            <text:p>18779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ложно</text:p>
          </table:table-cell>
          <table:table-cell office:value-type="float" office:value="18780" calcext:value-type="float">
            <text:p>18780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асколько сложно, настолько и легко</text:p>
          </table:table-cell>
          <table:table-cell office:value-type="float" office:value="18781" calcext:value-type="float">
            <text:p>18781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Легко</text:p>
          </table:table-cell>
          <table:table-cell office:value-type="float" office:value="18782" calcext:value-type="float">
            <text:p>18782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легко</text:p>
          </table:table-cell>
          <table:table-cell office:value-type="float" office:value="18783" calcext:value-type="float">
            <text:p>18783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784" calcext:value-type="float">
            <text:p>18784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8067" calcext:value-type="float">
            <text:p>18067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8068" calcext:value-type="float">
            <text:p>18068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л права голоса</text:p>
          </table:table-cell>
          <table:table-cell office:value-type="float" office:value="18069" calcext:value-type="float">
            <text:p>18069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70" calcext:value-type="float">
            <text:p>18070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"Блок Литвина"187852350</text:p>
            <text:p>"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"Блок Юлии Тимошенко"187862350</text:p>
            <text:p>"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Блок "Наша Украина – Народная Самооборона"187872350</text:p>
            <text:p>"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оммунистическая партия Украины</text:p>
          </table:table-cell>
          <table:table-cell office:value-type="float" office:value="18788" calcext:value-type="float">
            <text:p>1878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регионов</text:p>
          </table:table-cell>
          <table:table-cell office:value-type="float" office:value="18789" calcext:value-type="float">
            <text:p>18789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рогрессивная социалистическая партия Украины</text:p>
          </table:table-cell>
          <table:table-cell office:value-type="float" office:value="18790" calcext:value-type="float">
            <text:p>18790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циалистическая партия Украины</text:p>
          </table:table-cell>
          <table:table-cell office:value-type="float" office:value="18791" calcext:value-type="float">
            <text:p>18791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18792" calcext:value-type="float">
            <text:p>18792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793" calcext:value-type="float">
            <text:p>18793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8794" calcext:value-type="float">
            <text:p>18794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8795" calcext:value-type="float">
            <text:p>18795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<text:s/>B16</text:p>
          </table:table-cell>
          <table:table-cell office:value-type="float" office:value="18796" calcext:value-type="float">
            <text:p>18796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{QUESTION}</text:p>
          </table:table-cell>
          <table:table-cell office:value-type="float" office:value="18797" calcext:value-type="float">
            <text:p>18797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носили политическую атрибутику (значки, ленточки, флажки, и т.д.) или распространяли агитационные материалы?</text:p>
          </table:table-cell>
          <table:table-cell office:value-type="float" office:value="18798" calcext:value-type="float">
            <text:p>18798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799" calcext:value-type="float">
            <text:p>18799</text:p>
          </table:table-cell>
          <table:table-cell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18800" calcext:value-type="float">
            <text:p>18800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Достаточно близка</text:p>
          </table:table-cell>
          <table:table-cell office:value-type="float" office:value="18801" calcext:value-type="float">
            <text:p>18801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близка</text:p>
          </table:table-cell>
          <table:table-cell office:value-type="float" office:value="18802" calcext:value-type="float">
            <text:p>18802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Или совершенно не близка</text:p>
          </table:table-cell>
          <table:table-cell office:value-type="float" office:value="18803" calcext:value-type="float">
            <text:p>18803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04" calcext:value-type="float">
            <text:p>18804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0 "Левые"134931704</text:p>
            <text:p>"ESS_R04_2008_RUS_UA_34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3494" calcext:value-type="float">
            <text:p>13494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3495" calcext:value-type="float">
            <text:p>13495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3496" calcext:value-type="float">
            <text:p>13496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3497" calcext:value-type="float">
            <text:p>13497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498" calcext:value-type="float">
            <text:p>13498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499" calcext:value-type="float">
            <text:p>13499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500" calcext:value-type="float">
            <text:p>13500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501" calcext:value-type="float">
            <text:p>13501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502" calcext:value-type="float">
            <text:p>13502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10 "Правые"135031704</text:p>
            <text:p>"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04" calcext:value-type="float">
            <text:p>13504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3517" calcext:value-type="float">
            <text:p>13517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3518" calcext:value-type="float">
            <text:p>13518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3519" calcext:value-type="float">
            <text:p>13519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3520" calcext:value-type="float">
            <text:p>13520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3521" calcext:value-type="float">
            <text:p>13521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3522" calcext:value-type="float">
            <text:p>13522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3523" calcext:value-type="float">
            <text:p>13523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3524" calcext:value-type="float">
            <text:p>13524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3525" calcext:value-type="float">
            <text:p>13525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3526" calcext:value-type="float">
            <text:p>13526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3527" calcext:value-type="float">
            <text:p>13527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28" calcext:value-type="float">
            <text:p>13528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3517" calcext:value-type="float">
            <text:p>13517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3518" calcext:value-type="float">
            <text:p>13518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3519" calcext:value-type="float">
            <text:p>13519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3520" calcext:value-type="float">
            <text:p>13520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3521" calcext:value-type="float">
            <text:p>13521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3522" calcext:value-type="float">
            <text:p>13522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3523" calcext:value-type="float">
            <text:p>13523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3524" calcext:value-type="float">
            <text:p>13524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3525" calcext:value-type="float">
            <text:p>13525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3526" calcext:value-type="float">
            <text:p>13526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3527" calcext:value-type="float">
            <text:p>13527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28" calcext:value-type="float">
            <text:p>13528</text:p>
          </table:table-cell>
          <table:table-cell office:value-type="float" office:value="1706" calcext:value-type="float">
            <text:p>1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уже зашло слишком далеко</text:p>
          </table:table-cell>
          <table:table-cell office:value-type="float" office:value="13535" calcext:value-type="float">
            <text:p>13535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3536" calcext:value-type="float">
            <text:p>13536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3537" calcext:value-type="float">
            <text:p>13537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3538" calcext:value-type="float">
            <text:p>13538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3539" calcext:value-type="float">
            <text:p>13539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3540" calcext:value-type="float">
            <text:p>13540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3541" calcext:value-type="float">
            <text:p>13541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3542" calcext:value-type="float">
            <text:p>13542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3543" calcext:value-type="float">
            <text:p>13543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3544" calcext:value-type="float">
            <text:p>13544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следует продолжать</text:p>
          </table:table-cell>
          <table:table-cell office:value-type="float" office:value="13545" calcext:value-type="float">
            <text:p>13545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46" calcext:value-type="float">
            <text:p>13546</text:p>
          </table:table-cell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8124" calcext:value-type="float">
            <text:p>18124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8125" calcext:value-type="float">
            <text:p>18125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8126" calcext:value-type="float">
            <text:p>18126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8127" calcext:value-type="float">
            <text:p>18127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8128" calcext:value-type="float">
            <text:p>18128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8129" calcext:value-type="float">
            <text:p>18129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8130" calcext:value-type="float">
            <text:p>18130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8131" calcext:value-type="float">
            <text:p>18131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8132" calcext:value-type="float">
            <text:p>18132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8133" calcext:value-type="float">
            <text:p>18133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 text:c="2"/>Хорошо для экономики</text:p>
          </table:table-cell>
          <table:table-cell office:value-type="float" office:value="18134" calcext:value-type="float">
            <text:p>18134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35" calcext:value-type="float">
            <text:p>18135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разрушается</text:p>
          </table:table-cell>
          <table:table-cell office:value-type="float" office:value="18136" calcext:value-type="float">
            <text:p>18136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8137" calcext:value-type="float">
            <text:p>18137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8138" calcext:value-type="float">
            <text:p>18138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8139" calcext:value-type="float">
            <text:p>18139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8140" calcext:value-type="float">
            <text:p>18140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8141" calcext:value-type="float">
            <text:p>18141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8142" calcext:value-type="float">
            <text:p>18142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8143" calcext:value-type="float">
            <text:p>18143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8144" calcext:value-type="float">
            <text:p>18144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8145" calcext:value-type="float">
            <text:p>18145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 text:c="2"/>Культурная жизнь обогащается</text:p>
          </table:table-cell>
          <table:table-cell office:value-type="float" office:value="18146" calcext:value-type="float">
            <text:p>18146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47" calcext:value-type="float">
            <text:p>18147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8148" calcext:value-type="float">
            <text:p>18148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8149" calcext:value-type="float">
            <text:p>18149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8150" calcext:value-type="float">
            <text:p>18150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8151" calcext:value-type="float">
            <text:p>18151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8152" calcext:value-type="float">
            <text:p>18152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8153" calcext:value-type="float">
            <text:p>18153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8154" calcext:value-type="float">
            <text:p>18154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8155" calcext:value-type="float">
            <text:p>18155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8156" calcext:value-type="float">
            <text:p>18156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8157" calcext:value-type="float">
            <text:p>18157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 text:c="2"/>Более хорошим местом для жизни</text:p>
          </table:table-cell>
          <table:table-cell office:value-type="float" office:value="18158" calcext:value-type="float">
            <text:p>18158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59" calcext:value-type="float">
            <text:p>18159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</text:p>
          </table:table-cell>
          <table:table-cell office:value-type="float" office:value="18160" calcext:value-type="float">
            <text:p>18160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8162" calcext:value-type="float">
            <text:p>18162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8163" calcext:value-type="float">
            <text:p>18163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8164" calcext:value-type="float">
            <text:p>18164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8165" calcext:value-type="float">
            <text:p>18165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8166" calcext:value-type="float">
            <text:p>18166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8167" calcext:value-type="float">
            <text:p>18167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8168" calcext:value-type="float">
            <text:p>18168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8169" calcext:value-type="float">
            <text:p>18169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 text:c="2"/>Очень счастлив</text:p>
          </table:table-cell>
          <table:table-cell office:value-type="float" office:value="18170" calcext:value-type="float">
            <text:p>18170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71" calcext:value-type="float">
            <text:p>18171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3600" calcext:value-type="float">
            <text:p>13600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601" calcext:value-type="float">
            <text:p>13601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3602" calcext:value-type="float">
            <text:p>13602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603" calcext:value-type="float">
            <text:p>13603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3604" calcext:value-type="float">
            <text:p>13604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605" calcext:value-type="float">
            <text:p>13605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13606" calcext:value-type="float">
            <text:p>13606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07" calcext:value-type="float">
            <text:p>13607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реже, чем большинство людей моего возраста</text:p>
          </table:table-cell>
          <table:table-cell office:value-type="float" office:value="13608" calcext:value-type="float">
            <text:p>13608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3609" calcext:value-type="float">
            <text:p>13609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</text:p>
          </table:table-cell>
          <table:table-cell office:value-type="float" office:value="13610" calcext:value-type="float">
            <text:p>13610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3611" calcext:value-type="float">
            <text:p>13611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</text:p>
          </table:table-cell>
          <table:table-cell office:value-type="float" office:value="13612" calcext:value-type="float">
            <text:p>13612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13" calcext:value-type="float">
            <text:p>13613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полной безопасности</text:p>
          </table:table-cell>
          <table:table-cell office:value-type="float" office:value="18811" calcext:value-type="float">
            <text:p>18811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безопасности</text:p>
          </table:table-cell>
          <table:table-cell office:value-type="float" office:value="18812" calcext:value-type="float">
            <text:p>18812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8813" calcext:value-type="float">
            <text:p>18813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овсем небезопасно</text:p>
          </table:table-cell>
          <table:table-cell office:value-type="float" office:value="18814" calcext:value-type="float">
            <text:p>18814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7</text:p>
          </table:table-cell>
          <table:table-cell office:value-type="float" office:value="18815" calcext:value-type="float">
            <text:p>18815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{QUESTION}</text:p>
          </table:table-cell>
          <table:table-cell office:value-type="float" office:value="18816" calcext:value-type="float">
            <text:p>18816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КАРТОЧКА 21.</text:p>
          </table:table-cell>
          <table:table-cell office:value-type="float" office:value="18817" calcext:value-type="float">
            <text:p>18817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Как часто, если такое вообще случается, Вы беспокоитесь о том, что Ваш дом/ квартиру могут ограбить, обокрасть?</text:p>
          </table:table-cell>
          <table:table-cell office:value-type="float" office:value="18818" calcext:value-type="float">
            <text:p>18818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9" calcext:value-type="float">
            <text:p>18819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хорошее</text:p>
          </table:table-cell>
          <table:table-cell office:value-type="float" office:value="13619" calcext:value-type="float">
            <text:p>13619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13620" calcext:value-type="float">
            <text:p>13620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реднее</text:p>
          </table:table-cell>
          <table:table-cell office:value-type="float" office:value="13621" calcext:value-type="float">
            <text:p>13621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13622" calcext:value-type="float">
            <text:p>13622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плохое</text:p>
          </table:table-cell>
          <table:table-cell office:value-type="float" office:value="13623" calcext:value-type="float">
            <text:p>13623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4" calcext:value-type="float">
            <text:p>13624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в значительной степени</text:p>
          </table:table-cell>
          <table:table-cell office:value-type="float" office:value="13625" calcext:value-type="float">
            <text:p>13625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в некоторой степени</text:p>
          </table:table-cell>
          <table:table-cell office:value-type="float" office:value="13626" calcext:value-type="float">
            <text:p>13626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3627" calcext:value-type="float">
            <text:p>13627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8" calcext:value-type="float">
            <text:p>13628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православной церкви Московского патриархата</text:p>
          </table:table-cell>
          <table:table-cell office:value-type="float" office:value="18820" calcext:value-type="float">
            <text:p>18820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православной церкви Киевского патриархата</text:p>
          </table:table-cell>
          <table:table-cell office:value-type="float" office:value="18821" calcext:value-type="float">
            <text:p>18821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8822" calcext:value-type="float">
            <text:p>18822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православной церкви</text:p>
          </table:table-cell>
          <table:table-cell office:value-type="float" office:value="18823" calcext:value-type="float">
            <text:p>18823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8824" calcext:value-type="float">
            <text:p>18824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(другой) римско-католической церкви</text:p>
          </table:table-cell>
          <table:table-cell office:value-type="float" office:value="18825" calcext:value-type="float">
            <text:p>18825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8826" calcext:value-type="float">
            <text:p>18826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христианской церкви</text:p>
          </table:table-cell>
          <table:table-cell office:value-type="float" office:value="18827" calcext:value-type="float">
            <text:p>18827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8828" calcext:value-type="float">
            <text:p>18828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8829" calcext:value-type="float">
            <text:p>18829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одной из восточных религий</text:p>
          </table:table-cell>
          <table:table-cell office:value-type="float" office:value="18830" calcext:value-type="float">
            <text:p>18830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нехристианской религии</text:p>
          </table:table-cell>
          <table:table-cell office:value-type="float" office:value="18831" calcext:value-type="float">
            <text:p>18831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32" calcext:value-type="float">
            <text:p>18832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православной церкви Московского патриархата</text:p>
          </table:table-cell>
          <table:table-cell office:value-type="float" office:value="18833" calcext:value-type="float">
            <text:p>18833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православной церкви Киевского патриарха</text:p>
          </table:table-cell>
          <table:table-cell office:value-type="float" office:value="18834" calcext:value-type="float">
            <text:p>18834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8835" calcext:value-type="float">
            <text:p>18835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православной церкви</text:p>
          </table:table-cell>
          <table:table-cell office:value-type="float" office:value="18836" calcext:value-type="float">
            <text:p>18836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8837" calcext:value-type="float">
            <text:p>18837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(другой) римско-католической церкви</text:p>
          </table:table-cell>
          <table:table-cell office:value-type="float" office:value="18838" calcext:value-type="float">
            <text:p>18838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8839" calcext:value-type="float">
            <text:p>18839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христианской церкви</text:p>
          </table:table-cell>
          <table:table-cell office:value-type="float" office:value="18840" calcext:value-type="float">
            <text:p>18840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8841" calcext:value-type="float">
            <text:p>18841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8842" calcext:value-type="float">
            <text:p>18842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одной из восточных религий</text:p>
          </table:table-cell>
          <table:table-cell office:value-type="float" office:value="18843" calcext:value-type="float">
            <text:p>18843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нехристианской религии</text:p>
          </table:table-cell>
          <table:table-cell office:value-type="float" office:value="18844" calcext:value-type="float">
            <text:p>18844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45" calcext:value-type="float">
            <text:p>18845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 религиозен(на)</text:p>
          </table:table-cell>
          <table:table-cell office:value-type="float" office:value="18846" calcext:value-type="float">
            <text:p>18846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18847" calcext:value-type="float">
            <text:p>18847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18848" calcext:value-type="float">
            <text:p>18848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18849" calcext:value-type="float">
            <text:p>18849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18850" calcext:value-type="float">
            <text:p>18850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18851" calcext:value-type="float">
            <text:p>18851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18852" calcext:value-type="float">
            <text:p>18852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18853" calcext:value-type="float">
            <text:p>18853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18854" calcext:value-type="float">
            <text:p>18854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18855" calcext:value-type="float">
            <text:p>18855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религиозен(на)</text:p>
          </table:table-cell>
          <table:table-cell office:value-type="float" office:value="18856" calcext:value-type="float">
            <text:p>18856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57" calcext:value-type="float">
            <text:p>18857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й день</text:p>
          </table:table-cell>
          <table:table-cell office:value-type="float" office:value="18858" calcext:value-type="float">
            <text:p>18858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8859" calcext:value-type="float">
            <text:p>18859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18860" calcext:value-type="float">
            <text:p>18860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8861" calcext:value-type="float">
            <text:p>18861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8862" calcext:value-type="float">
            <text:p>18862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ще реже</text:p>
          </table:table-cell>
          <table:table-cell office:value-type="float" office:value="18863" calcext:value-type="float">
            <text:p>18863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18864" calcext:value-type="float">
            <text:p>18864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65" calcext:value-type="float">
            <text:p>18865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й день</text:p>
          </table:table-cell>
          <table:table-cell office:value-type="float" office:value="18858" calcext:value-type="float">
            <text:p>18858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8859" calcext:value-type="float">
            <text:p>18859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18860" calcext:value-type="float">
            <text:p>18860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8861" calcext:value-type="float">
            <text:p>18861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8862" calcext:value-type="float">
            <text:p>18862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ще реже</text:p>
          </table:table-cell>
          <table:table-cell office:value-type="float" office:value="18863" calcext:value-type="float">
            <text:p>18863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18864" calcext:value-type="float">
            <text:p>18864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65" calcext:value-type="float">
            <text:p>18865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13659" calcext:value-type="float">
            <text:p>13659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О</text:p>
          </table:table-cell>
          <table:table-cell office:value-type="float" office:value="13660" calcext:value-type="float">
            <text:p>13660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Я</text:p>
          </table:table-cell>
          <table:table-cell office:value-type="float" office:value="13661" calcext:value-type="float">
            <text:p>13661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13662" calcext:value-type="float">
            <text:p>13662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 (ЭТНИЧЕСКАЯ ПРИНАДЛЕЖНОСТЬ)</text:p>
          </table:table-cell>
          <table:table-cell office:value-type="float" office:value="13663" calcext:value-type="float">
            <text:p>13663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13664" calcext:value-type="float">
            <text:p>13664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13665" calcext:value-type="float">
            <text:p>13665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13666" calcext:value-type="float">
            <text:p>13666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Ь</text:p>
          </table:table-cell>
          <table:table-cell office:value-type="float" office:value="13667" calcext:value-type="float">
            <text:p>13667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</text:p>
          </table:table-cell>
          <table:table-cell office:value-type="float" office:value="13668" calcext:value-type="float">
            <text:p>13668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69" calcext:value-type="float">
            <text:p>13669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РОССИЙСКОЕ</text:p>
          </table:table-cell>
          <table:table-cell office:value-type="float" office:value="13670" calcext:value-type="float">
            <text:p>13670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БЕЛОРУССКОЕ</text:p>
          </table:table-cell>
          <table:table-cell office:value-type="float" office:value="13671" calcext:value-type="float">
            <text:p>13671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МОЛДАВСКОЕ</text:p>
          </table:table-cell>
          <table:table-cell office:value-type="float" office:value="13672" calcext:value-type="float">
            <text:p>13672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РУГОЕ</text:p>
          </table:table-cell>
          <table:table-cell office:value-type="float" office:value="13673" calcext:value-type="float">
            <text:p>13673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4" calcext:value-type="float">
            <text:p>13674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последний год</text:p>
          </table:table-cell>
          <table:table-cell office:value-type="float" office:value="13680" calcext:value-type="float">
            <text:p>13680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-5 лет назад</text:p>
          </table:table-cell>
          <table:table-cell office:value-type="float" office:value="13681" calcext:value-type="float">
            <text:p>13681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-10 лет назад</text:p>
          </table:table-cell>
          <table:table-cell office:value-type="float" office:value="13682" calcext:value-type="float">
            <text:p>13682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1-20 лет назад</text:p>
          </table:table-cell>
          <table:table-cell office:value-type="float" office:value="13683" calcext:value-type="float">
            <text:p>13683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3684" calcext:value-type="float">
            <text:p>13684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85" calcext:value-type="float">
            <text:p>13685</text:p>
          </table:table-cell>
          <table:table-cell office:value-type="float" office:value="1725" calcext:value-type="float">
            <text:p>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УКРАИНСКОМ</text:p>
          </table:table-cell>
          <table:table-cell office:value-type="float" office:value="18866" calcext:value-type="float">
            <text:p>18866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РУССКОМ</text:p>
          </table:table-cell>
          <table:table-cell office:value-type="float" office:value="18867" calcext:value-type="float">
            <text:p>18867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ДРУГОМ</text:p>
          </table:table-cell>
          <table:table-cell office:value-type="float" office:value="18868" calcext:value-type="float">
            <text:p>18868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69" calcext:value-type="float">
            <text:p>18869</text:p>
          </table:table-cell>
          <table:table-cell office:value-type="float" office:value="2359" calcext:value-type="float">
            <text:p>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18870" calcext:value-type="float">
            <text:p>1887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18871" calcext:value-type="float">
            <text:p>1887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18872" calcext:value-type="float">
            <text:p>18872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18873" calcext:value-type="float">
            <text:p>18873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18874" calcext:value-type="float">
            <text:p>18874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18875" calcext:value-type="float">
            <text:p>18875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18876" calcext:value-type="float">
            <text:p>18876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18877" calcext:value-type="float">
            <text:p>18877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18878" calcext:value-type="float">
            <text:p>18878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18879" calcext:value-type="float">
            <text:p>18879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и более</text:p>
          </table:table-cell>
          <table:table-cell office:value-type="float" office:value="18880" calcext:value-type="float">
            <text:p>1888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81" calcext:value-type="float">
            <text:p>1888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18870" calcext:value-type="float">
            <text:p>1887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18871" calcext:value-type="float">
            <text:p>1887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18872" calcext:value-type="float">
            <text:p>18872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18873" calcext:value-type="float">
            <text:p>18873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18874" calcext:value-type="float">
            <text:p>18874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18875" calcext:value-type="float">
            <text:p>18875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18876" calcext:value-type="float">
            <text:p>18876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18877" calcext:value-type="float">
            <text:p>18877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18878" calcext:value-type="float">
            <text:p>18878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18879" calcext:value-type="float">
            <text:p>18879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и более</text:p>
          </table:table-cell>
          <table:table-cell office:value-type="float" office:value="18880" calcext:value-type="float">
            <text:p>1888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81" calcext:value-type="float">
            <text:p>1888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18870" calcext:value-type="float">
            <text:p>1887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18871" calcext:value-type="float">
            <text:p>1887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18872" calcext:value-type="float">
            <text:p>18872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18873" calcext:value-type="float">
            <text:p>18873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18874" calcext:value-type="float">
            <text:p>18874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18875" calcext:value-type="float">
            <text:p>18875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18876" calcext:value-type="float">
            <text:p>18876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18877" calcext:value-type="float">
            <text:p>18877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18878" calcext:value-type="float">
            <text:p>18878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18879" calcext:value-type="float">
            <text:p>18879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и более</text:p>
          </table:table-cell>
          <table:table-cell office:value-type="float" office:value="18880" calcext:value-type="float">
            <text:p>1888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81" calcext:value-type="float">
            <text:p>1888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18870" calcext:value-type="float">
            <text:p>1887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18871" calcext:value-type="float">
            <text:p>1887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18872" calcext:value-type="float">
            <text:p>18872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18873" calcext:value-type="float">
            <text:p>18873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18874" calcext:value-type="float">
            <text:p>18874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18875" calcext:value-type="float">
            <text:p>18875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18876" calcext:value-type="float">
            <text:p>18876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18877" calcext:value-type="float">
            <text:p>18877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18878" calcext:value-type="float">
            <text:p>18878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18879" calcext:value-type="float">
            <text:p>18879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и более</text:p>
          </table:table-cell>
          <table:table-cell office:value-type="float" office:value="18880" calcext:value-type="float">
            <text:p>18880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81" calcext:value-type="float">
            <text:p>18881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плохой</text:p>
          </table:table-cell>
          <table:table-cell office:value-type="float" office:value="18882" calcext:value-type="float">
            <text:p>1888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8883" calcext:value-type="float">
            <text:p>1888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8884" calcext:value-type="float">
            <text:p>18884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8885" calcext:value-type="float">
            <text:p>18885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8886" calcext:value-type="float">
            <text:p>18886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8887" calcext:value-type="float">
            <text:p>18887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8888" calcext:value-type="float">
            <text:p>18888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8889" calcext:value-type="float">
            <text:p>18889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8890" calcext:value-type="float">
            <text:p>18890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8891" calcext:value-type="float">
            <text:p>18891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хороший</text:p>
          </table:table-cell>
          <table:table-cell office:value-type="float" office:value="18892" calcext:value-type="float">
            <text:p>1889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93" calcext:value-type="float">
            <text:p>1889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плохой</text:p>
          </table:table-cell>
          <table:table-cell office:value-type="float" office:value="18882" calcext:value-type="float">
            <text:p>1888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8883" calcext:value-type="float">
            <text:p>1888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8884" calcext:value-type="float">
            <text:p>18884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8885" calcext:value-type="float">
            <text:p>18885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8886" calcext:value-type="float">
            <text:p>18886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8887" calcext:value-type="float">
            <text:p>18887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8888" calcext:value-type="float">
            <text:p>18888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8889" calcext:value-type="float">
            <text:p>18889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8890" calcext:value-type="float">
            <text:p>18890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8891" calcext:value-type="float">
            <text:p>18891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хороший</text:p>
          </table:table-cell>
          <table:table-cell office:value-type="float" office:value="18892" calcext:value-type="float">
            <text:p>1889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93" calcext:value-type="float">
            <text:p>1889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плохой</text:p>
          </table:table-cell>
          <table:table-cell office:value-type="float" office:value="18882" calcext:value-type="float">
            <text:p>1888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8883" calcext:value-type="float">
            <text:p>1888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8884" calcext:value-type="float">
            <text:p>18884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8885" calcext:value-type="float">
            <text:p>18885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8886" calcext:value-type="float">
            <text:p>18886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8887" calcext:value-type="float">
            <text:p>18887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8888" calcext:value-type="float">
            <text:p>18888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8889" calcext:value-type="float">
            <text:p>18889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8890" calcext:value-type="float">
            <text:p>18890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8891" calcext:value-type="float">
            <text:p>18891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хороший</text:p>
          </table:table-cell>
          <table:table-cell office:value-type="float" office:value="18892" calcext:value-type="float">
            <text:p>1889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93" calcext:value-type="float">
            <text:p>1889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плохой</text:p>
          </table:table-cell>
          <table:table-cell office:value-type="float" office:value="18882" calcext:value-type="float">
            <text:p>1888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8883" calcext:value-type="float">
            <text:p>1888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8884" calcext:value-type="float">
            <text:p>18884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8885" calcext:value-type="float">
            <text:p>18885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8886" calcext:value-type="float">
            <text:p>18886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8887" calcext:value-type="float">
            <text:p>18887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8888" calcext:value-type="float">
            <text:p>18888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8889" calcext:value-type="float">
            <text:p>18889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8890" calcext:value-type="float">
            <text:p>18890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8891" calcext:value-type="float">
            <text:p>18891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хороший</text:p>
          </table:table-cell>
          <table:table-cell office:value-type="float" office:value="18892" calcext:value-type="float">
            <text:p>18892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93" calcext:value-type="float">
            <text:p>18893</text:p>
          </table:table-cell>
          <table:table-cell office:value-type="float" office:value="2361" calcext:value-type="float">
            <text:p>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 text:c="2"/>Это совсем не должно быть обязанностью государства</text:p>
          </table:table-cell>
          <table:table-cell office:value-type="float" office:value="18894" calcext:value-type="float">
            <text:p>1889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18895" calcext:value-type="float">
            <text:p>1889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18896" calcext:value-type="float">
            <text:p>18896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18897" calcext:value-type="float">
            <text:p>18897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18898" calcext:value-type="float">
            <text:p>18898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18899" calcext:value-type="float">
            <text:p>18899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18900" calcext:value-type="float">
            <text:p>18900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18901" calcext:value-type="float">
            <text:p>18901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18902" calcext:value-type="float">
            <text:p>18902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18903" calcext:value-type="float">
            <text:p>18903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Это полностью должно быть государства</text:p>
          </table:table-cell>
          <table:table-cell office:value-type="float" office:value="18904" calcext:value-type="float">
            <text:p>18904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05" calcext:value-type="float">
            <text:p>18905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Совершенно неэффективно</text:p>
          </table:table-cell>
          <table:table-cell office:value-type="float" office:value="18906" calcext:value-type="float">
            <text:p>18906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8907" calcext:value-type="float">
            <text:p>18907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8908" calcext:value-type="float">
            <text:p>18908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8909" calcext:value-type="float">
            <text:p>18909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8910" calcext:value-type="float">
            <text:p>18910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8911" calcext:value-type="float">
            <text:p>18911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8912" calcext:value-type="float">
            <text:p>18912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8913" calcext:value-type="float">
            <text:p>18913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8914" calcext:value-type="float">
            <text:p>18914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8915" calcext:value-type="float">
            <text:p>18915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Очень эффективно</text:p>
          </table:table-cell>
          <table:table-cell office:value-type="float" office:value="18916" calcext:value-type="float">
            <text:p>18916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17" calcext:value-type="float">
            <text:p>18917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Совершенно неэффективно</text:p>
          </table:table-cell>
          <table:table-cell office:value-type="float" office:value="18906" calcext:value-type="float">
            <text:p>18906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8907" calcext:value-type="float">
            <text:p>18907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8908" calcext:value-type="float">
            <text:p>18908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8909" calcext:value-type="float">
            <text:p>18909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8910" calcext:value-type="float">
            <text:p>18910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8911" calcext:value-type="float">
            <text:p>18911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8912" calcext:value-type="float">
            <text:p>18912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8913" calcext:value-type="float">
            <text:p>18913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8914" calcext:value-type="float">
            <text:p>18914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8915" calcext:value-type="float">
            <text:p>18915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Очень эффективно</text:p>
          </table:table-cell>
          <table:table-cell office:value-type="float" office:value="18916" calcext:value-type="float">
            <text:p>18916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17" calcext:value-type="float">
            <text:p>18917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Оказывают предпочтение отдельным людям</text:p>
          </table:table-cell>
          <table:table-cell office:value-type="float" office:value="18918" calcext:value-type="float">
            <text:p>18918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18919" calcext:value-type="float">
            <text:p>18919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18920" calcext:value-type="float">
            <text:p>18920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18921" calcext:value-type="float">
            <text:p>18921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18922" calcext:value-type="float">
            <text:p>18922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18923" calcext:value-type="float">
            <text:p>18923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18924" calcext:value-type="float">
            <text:p>18924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18925" calcext:value-type="float">
            <text:p>18925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18926" calcext:value-type="float">
            <text:p>18926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18927" calcext:value-type="float">
            <text:p>18927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Относятся ко всем одинаково</text:p>
          </table:table-cell>
          <table:table-cell office:value-type="float" office:value="18928" calcext:value-type="float">
            <text:p>18928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29" calcext:value-type="float">
            <text:p>18929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Оказывают предпочтение отдельным людям</text:p>
          </table:table-cell>
          <table:table-cell office:value-type="float" office:value="18918" calcext:value-type="float">
            <text:p>18918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18919" calcext:value-type="float">
            <text:p>18919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18920" calcext:value-type="float">
            <text:p>18920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18921" calcext:value-type="float">
            <text:p>18921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18922" calcext:value-type="float">
            <text:p>18922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18923" calcext:value-type="float">
            <text:p>18923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18924" calcext:value-type="float">
            <text:p>18924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18925" calcext:value-type="float">
            <text:p>18925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18926" calcext:value-type="float">
            <text:p>18926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18927" calcext:value-type="float">
            <text:p>18927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Относятся ко всем одинаково</text:p>
          </table:table-cell>
          <table:table-cell office:value-type="float" office:value="18928" calcext:value-type="float">
            <text:p>18928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29" calcext:value-type="float">
            <text:p>18929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Государство должно значительно снизить налоги и намного сократить выплаты на социальные льготы и услуги</text:p>
          </table:table-cell>
          <table:table-cell office:value-type="float" office:value="18930" calcext:value-type="float">
            <text:p>18930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8931" calcext:value-type="float">
            <text:p>18931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8932" calcext:value-type="float">
            <text:p>18932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8933" calcext:value-type="float">
            <text:p>18933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8934" calcext:value-type="float">
            <text:p>18934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8935" calcext:value-type="float">
            <text:p>18935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8936" calcext:value-type="float">
            <text:p>18936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8937" calcext:value-type="float">
            <text:p>18937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8938" calcext:value-type="float">
            <text:p>18938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8939" calcext:value-type="float">
            <text:p>18939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Государство должно значительно существенно увеличить выплаты и услуги.</text:p>
          </table:table-cell>
          <table:table-cell office:value-type="float" office:value="18940" calcext:value-type="float">
            <text:p>18940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41" calcext:value-type="float">
            <text:p>18941</text:p>
          </table:table-cell>
          <table:table-cell office:value-type="float" office:value="2365" calcext:value-type="float">
            <text:p>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ни оба должны платить одинаковый процент своего заработка, т.е. тот, кто зарабатывает вдвое больше, должен платить налог вдвое больше</text:p>
          </table:table-cell>
          <table:table-cell office:value-type="float" office:value="18942" calcext:value-type="float">
            <text:p>18942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Тот, кто зарабатывает больше, должен платить больший процент своего заработка. То есть тот, кто зарабатывает в два раза больше, должен платить налог больше, чем в два раза превышающий налог того, кто зарабатывает меньше</text:p>
          </table:table-cell>
          <table:table-cell office:value-type="float" office:value="18943" calcext:value-type="float">
            <text:p>18943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ую сумму денег, не взирая на разницу в заработках.</text:p>
          </table:table-cell>
          <table:table-cell office:value-type="float" office:value="18944" calcext:value-type="float">
            <text:p>18944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и одно из утверждений не подходит</text:p>
          </table:table-cell>
          <table:table-cell office:value-type="float" office:value="18945" calcext:value-type="float">
            <text:p>18945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46" calcext:value-type="float">
            <text:p>18946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Те, у кого большие заработки, должны получать большую пенсию, чем те, у кого заработки меньше</text:p>
          </table:table-cell>
          <table:table-cell office:value-type="float" office:value="18947" calcext:value-type="float">
            <text:p>18947</text:p>
          </table:table-cell>
          <table:table-cell office:value-type="float" office:value="2367" calcext:value-type="float">
            <text:p>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Люди должны получать одинаковые пенсии, независимо от заработков</text:p>
          </table:table-cell>
          <table:table-cell office:value-type="float" office:value="18948" calcext:value-type="float">
            <text:p>18948</text:p>
          </table:table-cell>
          <table:table-cell office:value-type="float" office:value="2367" calcext:value-type="float">
            <text:p>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Те, кто зарабатывали меньше, должны получать большую пенсию, чем те, кто зарабатывал больше</text:p>
          </table:table-cell>
          <table:table-cell office:value-type="float" office:value="18949" calcext:value-type="float">
            <text:p>18949</text:p>
          </table:table-cell>
          <table:table-cell office:value-type="float" office:value="2367" calcext:value-type="float">
            <text:p>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и одно из утверждений не подходит</text:p>
          </table:table-cell>
          <table:table-cell office:value-type="float" office:value="18950" calcext:value-type="float">
            <text:p>18950</text:p>
          </table:table-cell>
          <table:table-cell office:value-type="float" office:value="2367" calcext:value-type="float">
            <text:p>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51" calcext:value-type="float">
            <text:p>18951</text:p>
          </table:table-cell>
          <table:table-cell office:value-type="float" office:value="2367" calcext:value-type="float">
            <text:p>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Те, кто зарабатывали больше, в случае временной потери работы должны получать большие пособия</text:p>
          </table:table-cell>
          <table:table-cell office:value-type="float" office:value="18952" calcext:value-type="float">
            <text:p>18952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В случае временной потери работы все люди должны получать одинаковые пособия, не зависимо от размера заработка</text:p>
          </table:table-cell>
          <table:table-cell office:value-type="float" office:value="18953" calcext:value-type="float">
            <text:p>18953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В случае временной потери работы те, кто зарабатывали меньше, должны получать большие пособия</text:p>
          </table:table-cell>
          <table:table-cell office:value-type="float" office:value="18954" calcext:value-type="float">
            <text:p>18954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и одно из утверждений не подходит</text:p>
          </table:table-cell>
          <table:table-cell office:value-type="float" office:value="18955" calcext:value-type="float">
            <text:p>18955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56" calcext:value-type="float">
            <text:p>18956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Сразу же после прибытия в Украину</text:p>
          </table:table-cell>
          <table:table-cell office:value-type="float" office:value="18957" calcext:value-type="float">
            <text:p>18957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сле года проживания в Украине, вне зависимости от того, работали они или нет</text:p>
          </table:table-cell>
          <table:table-cell office:value-type="float" office:value="18958" calcext:value-type="float">
            <text:p>18958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олько после года работы и уплаты налогов в Украине</text:p>
          </table:table-cell>
          <table:table-cell office:value-type="float" office:value="18959" calcext:value-type="float">
            <text:p>18959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 только они получили украинское гражданство</text:p>
          </table:table-cell>
          <table:table-cell office:value-type="float" office:value="18960" calcext:value-type="float">
            <text:p>18960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ни никогда не должны получать равных, с гражданами Украины, прав</text:p>
          </table:table-cell>
          <table:table-cell office:value-type="float" office:value="18961" calcext:value-type="float">
            <text:p>18961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62" calcext:value-type="float">
            <text:p>18962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Гораздо больше получают от общества, чем дают ему</text:p>
          </table:table-cell>
          <table:table-cell office:value-type="float" office:value="18963" calcext:value-type="float">
            <text:p>18963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18964" calcext:value-type="float">
            <text:p>18964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18965" calcext:value-type="float">
            <text:p>18965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18966" calcext:value-type="float">
            <text:p>18966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18967" calcext:value-type="float">
            <text:p>18967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18968" calcext:value-type="float">
            <text:p>18968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18969" calcext:value-type="float">
            <text:p>18969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18970" calcext:value-type="float">
            <text:p>18970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18971" calcext:value-type="float">
            <text:p>18971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18972" calcext:value-type="float">
            <text:p>18972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Гораздо больше дают получают от него</text:p>
          </table:table-cell>
          <table:table-cell office:value-type="float" office:value="18973" calcext:value-type="float">
            <text:p>18973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74" calcext:value-type="float">
            <text:p>18974</text:p>
          </table:table-cell>
          <table:table-cell office:value-type="float" office:value="2370" calcext:value-type="float">
            <text:p>2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Украина не будет в состоянии обеспечить нынешний уровень государственной системы <text:s/>здравоохранения</text:p>
          </table:table-cell>
          <table:table-cell office:value-type="float" office:value="18975" calcext:value-type="float">
            <text:p>18975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Украина будет в состоянии обеспечить нынешний уровень государственной системы здравоохранения, но не сможет улучшить его</text:p>
          </table:table-cell>
          <table:table-cell office:value-type="float" office:value="18976" calcext:value-type="float">
            <text:p>18976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Украина сможет улучшить уровень государственной системы здравоохранения</text:p>
          </table:table-cell>
          <table:table-cell office:value-type="float" office:value="18977" calcext:value-type="float">
            <text:p>18977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78" calcext:value-type="float">
            <text:p>18978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Украина не сможет обеспечить сегодняшний уровень пенсий</text:p>
          </table:table-cell>
          <table:table-cell office:value-type="float" office:value="18979" calcext:value-type="float">
            <text:p>18979</text:p>
          </table:table-cell>
          <table:table-cell office:value-type="float" office:value="2372" calcext:value-type="float">
            <text:p>2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Украина сможет обеспечить сегодняшний уровень пенсий, но не сможет его повысить</text:p>
          </table:table-cell>
          <table:table-cell office:value-type="float" office:value="18980" calcext:value-type="float">
            <text:p>18980</text:p>
          </table:table-cell>
          <table:table-cell office:value-type="float" office:value="2372" calcext:value-type="float">
            <text:p>2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Украина сможет повысить уровень пенсий</text:p>
          </table:table-cell>
          <table:table-cell office:value-type="float" office:value="18981" calcext:value-type="float">
            <text:p>18981</text:p>
          </table:table-cell>
          <table:table-cell office:value-type="float" office:value="2372" calcext:value-type="float">
            <text:p>2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82" calcext:value-type="float">
            <text:p>18982</text:p>
          </table:table-cell>
          <table:table-cell office:value-type="float" office:value="2372" calcext:value-type="float">
            <text:p>2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8983" calcext:value-type="float">
            <text:p>18983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Мало вероятно</text:p>
          </table:table-cell>
          <table:table-cell office:value-type="float" office:value="18984" calcext:value-type="float">
            <text:p>18984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Вероятно</text:p>
          </table:table-cell>
          <table:table-cell office:value-type="float" office:value="18985" calcext:value-type="float">
            <text:p>18985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8986" calcext:value-type="float">
            <text:p>18986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ИКОГДА НЕ РАБОТАЛ ИЛИ УЖЕ НЕ РАБОТАЮ И НЕ ИЩУ РАБОТУ</text:p>
          </table:table-cell>
          <table:table-cell office:value-type="float" office:value="18987" calcext:value-type="float">
            <text:p>18987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88" calcext:value-type="float">
            <text:p>18988</text:p>
          </table:table-cell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8989" calcext:value-type="float">
            <text:p>18989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Мало вероятно</text:p>
          </table:table-cell>
          <table:table-cell office:value-type="float" office:value="18990" calcext:value-type="float">
            <text:p>18990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Вероятно</text:p>
          </table:table-cell>
          <table:table-cell office:value-type="float" office:value="18991" calcext:value-type="float">
            <text:p>18991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8992" calcext:value-type="float">
            <text:p>18992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93" calcext:value-type="float">
            <text:p>18993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8989" calcext:value-type="float">
            <text:p>18989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Мало вероятно</text:p>
          </table:table-cell>
          <table:table-cell office:value-type="float" office:value="18990" calcext:value-type="float">
            <text:p>18990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Вероятно</text:p>
          </table:table-cell>
          <table:table-cell office:value-type="float" office:value="18991" calcext:value-type="float">
            <text:p>18991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8992" calcext:value-type="float">
            <text:p>18992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93" calcext:value-type="float">
            <text:p>18993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8989" calcext:value-type="float">
            <text:p>18989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Мало вероятно</text:p>
          </table:table-cell>
          <table:table-cell office:value-type="float" office:value="18990" calcext:value-type="float">
            <text:p>18990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Вероятно</text:p>
          </table:table-cell>
          <table:table-cell office:value-type="float" office:value="18991" calcext:value-type="float">
            <text:p>18991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8992" calcext:value-type="float">
            <text:p>18992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993" calcext:value-type="float">
            <text:p>18993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А МОЛОДЫЕ</text:p>
          </table:table-cell>
          <table:table-cell office:value-type="float" office:value="18994" calcext:value-type="float">
            <text:p>18994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Б</text:p>
          </table:table-cell>
          <table:table-cell office:value-type="float" office:value="18995" calcext:value-type="float">
            <text:p>18995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</text:p>
          </table:table-cell>
          <table:table-cell office:value-type="float" office:value="18996" calcext:value-type="float">
            <text:p>18996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Г</text:p>
          </table:table-cell>
          <table:table-cell office:value-type="float" office:value="18997" calcext:value-type="float">
            <text:p>18997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Д СРЕДНИЕ</text:p>
          </table:table-cell>
          <table:table-cell office:value-type="float" office:value="18998" calcext:value-type="float">
            <text:p>18998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</text:p>
          </table:table-cell>
          <table:table-cell office:value-type="float" office:value="18999" calcext:value-type="float">
            <text:p>18999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Ж</text:p>
          </table:table-cell>
          <table:table-cell office:value-type="float" office:value="19000" calcext:value-type="float">
            <text:p>19000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З</text:p>
          </table:table-cell>
          <table:table-cell office:value-type="float" office:value="19001" calcext:value-type="float">
            <text:p>19001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 СТАРЫЕ</text:p>
          </table:table-cell>
          <table:table-cell office:value-type="float" office:value="19002" calcext:value-type="float">
            <text:p>19002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03" calcext:value-type="float">
            <text:p>19003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лабо ощущаю свою принадлежность к этой возрастной группе</text:p>
          </table:table-cell>
          <table:table-cell office:value-type="float" office:value="19004" calcext:value-type="float">
            <text:p>19004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19005" calcext:value-type="float">
            <text:p>19005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19006" calcext:value-type="float">
            <text:p>19006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19007" calcext:value-type="float">
            <text:p>19007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19008" calcext:value-type="float">
            <text:p>19008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9009" calcext:value-type="float">
            <text:p>19009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19010" calcext:value-type="float">
            <text:p>19010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19011" calcext:value-type="float">
            <text:p>19011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19012" calcext:value-type="float">
            <text:p>19012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19013" calcext:value-type="float">
            <text:p>19013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ильно ощущаю свою принадлежность к этой возрастной группе</text:p>
          </table:table-cell>
          <table:table-cell office:value-type="float" office:value="19014" calcext:value-type="float">
            <text:p>19014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15" calcext:value-type="float">
            <text:p>19015</text:p>
          </table:table-cell>
          <table:table-cell office:value-type="float" office:value="2376" calcext:value-type="float">
            <text:p>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Очень низкий статус</text:p>
          </table:table-cell>
          <table:table-cell office:value-type="float" office:value="19016" calcext:value-type="float">
            <text:p>1901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19017" calcext:value-type="float">
            <text:p>1901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19018" calcext:value-type="float">
            <text:p>19018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19019" calcext:value-type="float">
            <text:p>19019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19020" calcext:value-type="float">
            <text:p>19020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19021" calcext:value-type="float">
            <text:p>19021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19022" calcext:value-type="float">
            <text:p>19022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19023" calcext:value-type="float">
            <text:p>19023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19024" calcext:value-type="float">
            <text:p>19024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9025" calcext:value-type="float">
            <text:p>19025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 text:c="2"/>Очень высокий статус</text:p>
          </table:table-cell>
          <table:table-cell office:value-type="float" office:value="19026" calcext:value-type="float">
            <text:p>1902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27" calcext:value-type="float">
            <text:p>1902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Очень низкий статус</text:p>
          </table:table-cell>
          <table:table-cell office:value-type="float" office:value="19016" calcext:value-type="float">
            <text:p>1901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19017" calcext:value-type="float">
            <text:p>1901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19018" calcext:value-type="float">
            <text:p>19018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19019" calcext:value-type="float">
            <text:p>19019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19020" calcext:value-type="float">
            <text:p>19020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19021" calcext:value-type="float">
            <text:p>19021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9022" calcext:value-type="float">
            <text:p>19022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19023" calcext:value-type="float">
            <text:p>19023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19024" calcext:value-type="float">
            <text:p>19024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19025" calcext:value-type="float">
            <text:p>19025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 text:c="2"/>Очень высокий статус</text:p>
          </table:table-cell>
          <table:table-cell office:value-type="float" office:value="19026" calcext:value-type="float">
            <text:p>1902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27" calcext:value-type="float">
            <text:p>1902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Очень низкий статус</text:p>
          </table:table-cell>
          <table:table-cell office:value-type="float" office:value="19016" calcext:value-type="float">
            <text:p>1901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19017" calcext:value-type="float">
            <text:p>1901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19018" calcext:value-type="float">
            <text:p>19018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19019" calcext:value-type="float">
            <text:p>19019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19020" calcext:value-type="float">
            <text:p>19020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19021" calcext:value-type="float">
            <text:p>19021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19022" calcext:value-type="float">
            <text:p>19022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19023" calcext:value-type="float">
            <text:p>19023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19024" calcext:value-type="float">
            <text:p>19024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19025" calcext:value-type="float">
            <text:p>19025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 text:c="2"/>Очень высокий статус</text:p>
          </table:table-cell>
          <table:table-cell office:value-type="float" office:value="19026" calcext:value-type="float">
            <text:p>19026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27" calcext:value-type="float">
            <text:p>19027</text:p>
          </table:table-cell>
          <table:table-cell office:value-type="float" office:value="2377" calcext:value-type="float">
            <text:p>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Вообще не беспокоят</text:p>
          </table:table-cell>
          <table:table-cell office:value-type="float" office:value="19028" calcext:value-type="float">
            <text:p>19028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19029" calcext:value-type="float">
            <text:p>19029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19030" calcext:value-type="float">
            <text:p>19030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19031" calcext:value-type="float">
            <text:p>19031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9032" calcext:value-type="float">
            <text:p>19032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19033" calcext:value-type="float">
            <text:p>19033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19034" calcext:value-type="float">
            <text:p>19034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19035" calcext:value-type="float">
            <text:p>19035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9036" calcext:value-type="float">
            <text:p>19036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19037" calcext:value-type="float">
            <text:p>19037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Очень беспокоят</text:p>
          </table:table-cell>
          <table:table-cell office:value-type="float" office:value="19038" calcext:value-type="float">
            <text:p>19038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39" calcext:value-type="float">
            <text:p>19039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Вообще не беспокоят</text:p>
          </table:table-cell>
          <table:table-cell office:value-type="float" office:value="19028" calcext:value-type="float">
            <text:p>19028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19029" calcext:value-type="float">
            <text:p>19029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19030" calcext:value-type="float">
            <text:p>19030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19031" calcext:value-type="float">
            <text:p>19031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19032" calcext:value-type="float">
            <text:p>19032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19033" calcext:value-type="float">
            <text:p>19033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19034" calcext:value-type="float">
            <text:p>19034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19035" calcext:value-type="float">
            <text:p>19035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19036" calcext:value-type="float">
            <text:p>19036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19037" calcext:value-type="float">
            <text:p>19037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Очень беспокоят</text:p>
          </table:table-cell>
          <table:table-cell office:value-type="float" office:value="19038" calcext:value-type="float">
            <text:p>19038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39" calcext:value-type="float">
            <text:p>19039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Очень отрицательное влияние</text:p>
          </table:table-cell>
          <table:table-cell office:value-type="float" office:value="19040" calcext:value-type="float">
            <text:p>19040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19041" calcext:value-type="float">
            <text:p>19041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19042" calcext:value-type="float">
            <text:p>19042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19043" calcext:value-type="float">
            <text:p>19043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19044" calcext:value-type="float">
            <text:p>19044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19045" calcext:value-type="float">
            <text:p>19045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19046" calcext:value-type="float">
            <text:p>19046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19047" calcext:value-type="float">
            <text:p>19047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19048" calcext:value-type="float">
            <text:p>19048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19049" calcext:value-type="float">
            <text:p>19049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Очень положительное влияние</text:p>
          </table:table-cell>
          <table:table-cell office:value-type="float" office:value="19050" calcext:value-type="float">
            <text:p>19050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51" calcext:value-type="float">
            <text:p>19051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небольшой вклад в экономику</text:p>
          </table:table-cell>
          <table:table-cell office:value-type="float" office:value="19052" calcext:value-type="float">
            <text:p>19052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19053" calcext:value-type="float">
            <text:p>19053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19054" calcext:value-type="float">
            <text:p>19054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19055" calcext:value-type="float">
            <text:p>19055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19056" calcext:value-type="float">
            <text:p>19056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19057" calcext:value-type="float">
            <text:p>19057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19058" calcext:value-type="float">
            <text:p>19058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19059" calcext:value-type="float">
            <text:p>19059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19060" calcext:value-type="float">
            <text:p>19060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19061" calcext:value-type="float">
            <text:p>19061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большой вклад в экономику</text:p>
          </table:table-cell>
          <table:table-cell office:value-type="float" office:value="19062" calcext:value-type="float">
            <text:p>19062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63" calcext:value-type="float">
            <text:p>19063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Не являются бременем</text:p>
          </table:table-cell>
          <table:table-cell office:value-type="float" office:value="19064" calcext:value-type="float">
            <text:p>19064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19065" calcext:value-type="float">
            <text:p>19065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19066" calcext:value-type="float">
            <text:p>19066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19067" calcext:value-type="float">
            <text:p>19067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19068" calcext:value-type="float">
            <text:p>19068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19069" calcext:value-type="float">
            <text:p>19069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19070" calcext:value-type="float">
            <text:p>19070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19071" calcext:value-type="float">
            <text:p>19071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19072" calcext:value-type="float">
            <text:p>19072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19073" calcext:value-type="float">
            <text:p>19073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Являются значительным бременем</text:p>
          </table:table-cell>
          <table:table-cell office:value-type="float" office:value="19074" calcext:value-type="float">
            <text:p>19074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75" calcext:value-type="float">
            <text:p>19075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Очень отрицательное влияние</text:p>
          </table:table-cell>
          <table:table-cell office:value-type="float" office:value="19040" calcext:value-type="float">
            <text:p>19040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9041" calcext:value-type="float">
            <text:p>19041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9042" calcext:value-type="float">
            <text:p>19042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9043" calcext:value-type="float">
            <text:p>19043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9044" calcext:value-type="float">
            <text:p>19044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9045" calcext:value-type="float">
            <text:p>19045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9046" calcext:value-type="float">
            <text:p>19046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9047" calcext:value-type="float">
            <text:p>19047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9048" calcext:value-type="float">
            <text:p>19048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9049" calcext:value-type="float">
            <text:p>19049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Очень положительное влияние</text:p>
          </table:table-cell>
          <table:table-cell office:value-type="float" office:value="19050" calcext:value-type="float">
            <text:p>19050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51" calcext:value-type="float">
            <text:p>19051</text:p>
          </table:table-cell>
          <table:table-cell office:value-type="float" office:value="2379" calcext:value-type="float">
            <text:p>2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небольшой вклад в экономику</text:p>
          </table:table-cell>
          <table:table-cell office:value-type="float" office:value="19052" calcext:value-type="float">
            <text:p>19052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9053" calcext:value-type="float">
            <text:p>19053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9054" calcext:value-type="float">
            <text:p>19054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9055" calcext:value-type="float">
            <text:p>19055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9056" calcext:value-type="float">
            <text:p>19056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9057" calcext:value-type="float">
            <text:p>19057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9058" calcext:value-type="float">
            <text:p>19058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9059" calcext:value-type="float">
            <text:p>19059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9060" calcext:value-type="float">
            <text:p>19060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9061" calcext:value-type="float">
            <text:p>19061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большой вклад в экономику</text:p>
          </table:table-cell>
          <table:table-cell office:value-type="float" office:value="19062" calcext:value-type="float">
            <text:p>19062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63" calcext:value-type="float">
            <text:p>19063</text:p>
          </table:table-cell>
          <table:table-cell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Вряд ли их считают такими</text:p>
          </table:table-cell>
          <table:table-cell office:value-type="float" office:value="19076" calcext:value-type="float">
            <text:p>19076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9077" calcext:value-type="float">
            <text:p>19077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9078" calcext:value-type="float">
            <text:p>19078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9079" calcext:value-type="float">
            <text:p>19079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9080" calcext:value-type="float">
            <text:p>19080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81" calcext:value-type="float">
            <text:p>19081</text:p>
          </table:table-cell>
          <table:table-cell office:value-type="float" office:value="2382" calcext:value-type="float">
            <text:p>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Для большинства людей это абсолютно неприемлемо</text:p>
          </table:table-cell>
          <table:table-cell office:value-type="float" office:value="19082" calcext:value-type="float">
            <text:p>19082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9083" calcext:value-type="float">
            <text:p>19083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9084" calcext:value-type="float">
            <text:p>19084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9085" calcext:value-type="float">
            <text:p>19085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9086" calcext:value-type="float">
            <text:p>19086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9087" calcext:value-type="float">
            <text:p>19087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9088" calcext:value-type="float">
            <text:p>19088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9089" calcext:value-type="float">
            <text:p>19089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9090" calcext:value-type="float">
            <text:p>19090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9091" calcext:value-type="float">
            <text:p>19091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Для большинства людей это полностью приемлемо</text:p>
          </table:table-cell>
          <table:table-cell office:value-type="float" office:value="19092" calcext:value-type="float">
            <text:p>19092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55. ЭТО ЗАВИСИТ ОТ ОБСТОЯТЕЛЬСТВ</text:p>
          </table:table-cell>
          <table:table-cell office:value-type="float" office:value="19093" calcext:value-type="float">
            <text:p>19093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94" calcext:value-type="float">
            <text:p>19094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Для большинства людей это абсолютно неприемлемо</text:p>
          </table:table-cell>
          <table:table-cell office:value-type="float" office:value="19082" calcext:value-type="float">
            <text:p>19082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9083" calcext:value-type="float">
            <text:p>19083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9084" calcext:value-type="float">
            <text:p>19084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9085" calcext:value-type="float">
            <text:p>19085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9086" calcext:value-type="float">
            <text:p>19086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9087" calcext:value-type="float">
            <text:p>19087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9088" calcext:value-type="float">
            <text:p>19088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9089" calcext:value-type="float">
            <text:p>19089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9090" calcext:value-type="float">
            <text:p>19090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9091" calcext:value-type="float">
            <text:p>19091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Для большинства людей это полностью приемлемо</text:p>
          </table:table-cell>
          <table:table-cell office:value-type="float" office:value="19092" calcext:value-type="float">
            <text:p>19092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55. ЭТО ЗАВИСИТ ОТ ОБСТОЯТЕЛЬСТВ</text:p>
          </table:table-cell>
          <table:table-cell office:value-type="float" office:value="19093" calcext:value-type="float">
            <text:p>19093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094" calcext:value-type="float">
            <text:p>19094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Вряд ли к ним так относятся</text:p>
          </table:table-cell>
          <table:table-cell office:value-type="float" office:value="19095" calcext:value-type="float">
            <text:p>19095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9096" calcext:value-type="float">
            <text:p>19096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9097" calcext:value-type="float">
            <text:p>19097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9098" calcext:value-type="float">
            <text:p>19098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Очень вероятно, что к ним так относятся</text:p>
          </table:table-cell>
          <table:table-cell office:value-type="float" office:value="19099" calcext:value-type="float">
            <text:p>19099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00" calcext:value-type="float">
            <text:p>19100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Очень отрицательные</text:p>
          </table:table-cell>
          <table:table-cell office:value-type="float" office:value="19101" calcext:value-type="float">
            <text:p>19101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9102" calcext:value-type="float">
            <text:p>19102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9103" calcext:value-type="float">
            <text:p>19103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9104" calcext:value-type="float">
            <text:p>19104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9105" calcext:value-type="float">
            <text:p>19105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9106" calcext:value-type="float">
            <text:p>19106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9107" calcext:value-type="float">
            <text:p>19107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9108" calcext:value-type="float">
            <text:p>19108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9109" calcext:value-type="float">
            <text:p>19109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9110" calcext:value-type="float">
            <text:p>19110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Очень положительные</text:p>
          </table:table-cell>
          <table:table-cell office:value-type="float" office:value="19111" calcext:value-type="float">
            <text:p>19111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2" calcext:value-type="float">
            <text:p>19112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Очень отрицательные</text:p>
          </table:table-cell>
          <table:table-cell office:value-type="float" office:value="19101" calcext:value-type="float">
            <text:p>19101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9102" calcext:value-type="float">
            <text:p>19102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9103" calcext:value-type="float">
            <text:p>19103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9104" calcext:value-type="float">
            <text:p>19104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9105" calcext:value-type="float">
            <text:p>19105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9106" calcext:value-type="float">
            <text:p>19106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9107" calcext:value-type="float">
            <text:p>19107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9108" calcext:value-type="float">
            <text:p>19108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9109" calcext:value-type="float">
            <text:p>19109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9110" calcext:value-type="float">
            <text:p>19110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Очень положительные</text:p>
          </table:table-cell>
          <table:table-cell office:value-type="float" office:value="19111" calcext:value-type="float">
            <text:p>19111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2" calcext:value-type="float">
            <text:p>19112</text:p>
          </table:table-cell>
          <table:table-cell office:value-type="float" office:value="2385" calcext:value-type="float">
            <text:p>2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Никогда</text:p>
          </table:table-cell>
          <table:table-cell office:value-type="float" office:value="19113" calcext:value-type="float">
            <text:p>19113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9115" calcext:value-type="float">
            <text:p>19115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9116" calcext:value-type="float">
            <text:p>19116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9117" calcext:value-type="float">
            <text:p>19117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8" calcext:value-type="float">
            <text:p>19118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Никогда</text:p>
          </table:table-cell>
          <table:table-cell office:value-type="float" office:value="19113" calcext:value-type="float">
            <text:p>19113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9115" calcext:value-type="float">
            <text:p>19115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9116" calcext:value-type="float">
            <text:p>19116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9117" calcext:value-type="float">
            <text:p>19117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8" calcext:value-type="float">
            <text:p>19118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Никогда</text:p>
          </table:table-cell>
          <table:table-cell office:value-type="float" office:value="19113" calcext:value-type="float">
            <text:p>19113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19115" calcext:value-type="float">
            <text:p>19115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19116" calcext:value-type="float">
            <text:p>19116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9117" calcext:value-type="float">
            <text:p>19117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8" calcext:value-type="float">
            <text:p>19118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Никогда</text:p>
          </table:table-cell>
          <table:table-cell office:value-type="float" office:value="19113" calcext:value-type="float">
            <text:p>19113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9115" calcext:value-type="float">
            <text:p>19115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9116" calcext:value-type="float">
            <text:p>19116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9117" calcext:value-type="float">
            <text:p>19117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8" calcext:value-type="float">
            <text:p>19118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Никогда</text:p>
          </table:table-cell>
          <table:table-cell office:value-type="float" office:value="19113" calcext:value-type="float">
            <text:p>19113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9115" calcext:value-type="float">
            <text:p>19115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9116" calcext:value-type="float">
            <text:p>19116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9117" calcext:value-type="float">
            <text:p>19117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18" calcext:value-type="float">
            <text:p>19118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Нет ни одного друга такого возраста</text:p>
          </table:table-cell>
          <table:table-cell office:value-type="float" office:value="19119" calcext:value-type="float">
            <text:p>19119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1 друг</text:p>
          </table:table-cell>
          <table:table-cell office:value-type="float" office:value="19120" calcext:value-type="float">
            <text:p>19120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2-5 друзей</text:p>
          </table:table-cell>
          <table:table-cell office:value-type="float" office:value="19121" calcext:value-type="float">
            <text:p>19121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6-9 друзей</text:p>
          </table:table-cell>
          <table:table-cell office:value-type="float" office:value="19122" calcext:value-type="float">
            <text:p>19122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и более друзей такого возраста</text:p>
          </table:table-cell>
          <table:table-cell office:value-type="float" office:value="19123" calcext:value-type="float">
            <text:p>19123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24" calcext:value-type="float">
            <text:p>19124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абсолютно все личные вопросы.</text:p>
          </table:table-cell>
          <table:table-cell office:value-type="float" office:value="19125" calcext:value-type="float">
            <text:p>19125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почти все личные вопросы.</text:p>
          </table:table-cell>
          <table:table-cell office:value-type="float" office:value="19126" calcext:value-type="float">
            <text:p>19126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большинство личных вопросов.</text:p>
          </table:table-cell>
          <table:table-cell office:value-type="float" office:value="19127" calcext:value-type="float">
            <text:p>19127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некоторые личные вопросы.</text:p>
          </table:table-cell>
          <table:table-cell office:value-type="float" office:value="19128" calcext:value-type="float">
            <text:p>19128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лишь немногие личные вопросы.</text:p>
          </table:table-cell>
          <table:table-cell office:value-type="float" office:value="19129" calcext:value-type="float">
            <text:p>19129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не могу обсуждать никаких личных вопросов.</text:p>
          </table:table-cell>
          <table:table-cell office:value-type="float" office:value="19130" calcext:value-type="float">
            <text:p>19130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31" calcext:value-type="float">
            <text:p>19131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ет ни одного друга такого возраста</text:p>
          </table:table-cell>
          <table:table-cell office:value-type="float" office:value="19119" calcext:value-type="float">
            <text:p>19119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1 друг</text:p>
          </table:table-cell>
          <table:table-cell office:value-type="float" office:value="19120" calcext:value-type="float">
            <text:p>19120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 друзей</text:p>
          </table:table-cell>
          <table:table-cell office:value-type="float" office:value="19121" calcext:value-type="float">
            <text:p>19121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 друзей</text:p>
          </table:table-cell>
          <table:table-cell office:value-type="float" office:value="19122" calcext:value-type="float">
            <text:p>19122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и более друзей такого возраста</text:p>
          </table:table-cell>
          <table:table-cell office:value-type="float" office:value="19123" calcext:value-type="float">
            <text:p>19123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24" calcext:value-type="float">
            <text:p>19124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абсолютно все личные вопросы.</text:p>
          </table:table-cell>
          <table:table-cell office:value-type="float" office:value="19125" calcext:value-type="float">
            <text:p>19125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почти все личные вопросы.</text:p>
          </table:table-cell>
          <table:table-cell office:value-type="float" office:value="19126" calcext:value-type="float">
            <text:p>19126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большинство личных вопросов.</text:p>
          </table:table-cell>
          <table:table-cell office:value-type="float" office:value="19127" calcext:value-type="float">
            <text:p>19127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некоторые личные вопросы.</text:p>
          </table:table-cell>
          <table:table-cell office:value-type="float" office:value="19128" calcext:value-type="float">
            <text:p>19128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лишь немногие личные вопросы.</text:p>
          </table:table-cell>
          <table:table-cell office:value-type="float" office:value="19129" calcext:value-type="float">
            <text:p>19129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не могу обсуждать никаких личных вопросов.</text:p>
          </table:table-cell>
          <table:table-cell office:value-type="float" office:value="19130" calcext:value-type="float">
            <text:p>19130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31" calcext:value-type="float">
            <text:p>19131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29 или меньше</text:p>
          </table:table-cell>
          <table:table-cell office:value-type="float" office:value="19132" calcext:value-type="float">
            <text:p>19132</text:p>
          </table:table-cell>
          <table:table-cell office:value-type="float" office:value="2389" calcext:value-type="float">
            <text:p>2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30 или старше</text:p>
          </table:table-cell>
          <table:table-cell office:value-type="float" office:value="19133" calcext:value-type="float">
            <text:p>19133</text:p>
          </table:table-cell>
          <table:table-cell office:value-type="float" office:value="2389" calcext:value-type="float">
            <text:p>2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9134" calcext:value-type="float">
            <text:p>19134</text:p>
          </table:table-cell>
          <table:table-cell office:value-type="float" office:value="2389" calcext:value-type="float">
            <text:p>2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35" calcext:value-type="float">
            <text:p>19135</text:p>
          </table:table-cell>
          <table:table-cell office:value-type="float" office:value="2389" calcext:value-type="float">
            <text:p>2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9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9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9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79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абсолютно все личные вопросы.</text:p>
          </table:table-cell>
          <table:table-cell office:value-type="float" office:value="19125" calcext:value-type="float">
            <text:p>19125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почти все личные вопросы.</text:p>
          </table:table-cell>
          <table:table-cell office:value-type="float" office:value="19126" calcext:value-type="float">
            <text:p>19126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большинство личных вопросов.</text:p>
          </table:table-cell>
          <table:table-cell office:value-type="float" office:value="19127" calcext:value-type="float">
            <text:p>19127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некоторые личные вопросы.</text:p>
          </table:table-cell>
          <table:table-cell office:value-type="float" office:value="19128" calcext:value-type="float">
            <text:p>19128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лишь немногие личные вопросы.</text:p>
          </table:table-cell>
          <table:table-cell office:value-type="float" office:value="19129" calcext:value-type="float">
            <text:p>19129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не могу обсуждать никаких личных вопросов.</text:p>
          </table:table-cell>
          <table:table-cell office:value-type="float" office:value="19130" calcext:value-type="float">
            <text:p>19130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31" calcext:value-type="float">
            <text:p>19131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абсолютно все личные вопросы.</text:p>
          </table:table-cell>
          <table:table-cell office:value-type="float" office:value="19125" calcext:value-type="float">
            <text:p>19125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почти все личные вопросы.</text:p>
          </table:table-cell>
          <table:table-cell office:value-type="float" office:value="19126" calcext:value-type="float">
            <text:p>19126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большинство личных вопросов.</text:p>
          </table:table-cell>
          <table:table-cell office:value-type="float" office:value="19127" calcext:value-type="float">
            <text:p>19127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некоторые личные вопросы.</text:p>
          </table:table-cell>
          <table:table-cell office:value-type="float" office:value="19128" calcext:value-type="float">
            <text:p>19128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лишь немногие личные вопросы.</text:p>
          </table:table-cell>
          <table:table-cell office:value-type="float" office:value="19129" calcext:value-type="float">
            <text:p>19129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не могу обсуждать никаких личных вопросов.</text:p>
          </table:table-cell>
          <table:table-cell office:value-type="float" office:value="19130" calcext:value-type="float">
            <text:p>19130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31" calcext:value-type="float">
            <text:p>19131</text:p>
          </table:table-cell>
          <table:table-cell office:value-type="float" office:value="2388" calcext:value-type="float">
            <text:p>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 Только оплачиваемая работа</text:p>
          </table:table-cell>
          <table:table-cell office:value-type="float" office:value="19136" calcext:value-type="float">
            <text:p>19136</text:p>
          </table:table-cell>
          <table:table-cell office:value-type="float" office:value="2390" calcext:value-type="float">
            <text:p>2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 Только добровольная (неоплачиваемая) работа</text:p>
          </table:table-cell>
          <table:table-cell office:value-type="float" office:value="19137" calcext:value-type="float">
            <text:p>19137</text:p>
          </table:table-cell>
          <table:table-cell office:value-type="float" office:value="2390" calcext:value-type="float">
            <text:p>2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 И оплачиваемая, и добровольная (неоплачиваемая) работа</text:p>
          </table:table-cell>
          <table:table-cell office:value-type="float" office:value="19138" calcext:value-type="float">
            <text:p>19138</text:p>
          </table:table-cell>
          <table:table-cell office:value-type="float" office:value="2390" calcext:value-type="float">
            <text:p>2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Нет – ни та, ни другая</text:p>
          </table:table-cell>
          <table:table-cell office:value-type="float" office:value="19139" calcext:value-type="float">
            <text:p>19139</text:p>
          </table:table-cell>
          <table:table-cell office:value-type="float" office:value="2390" calcext:value-type="float">
            <text:p>2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40" calcext:value-type="float">
            <text:p>19140</text:p>
          </table:table-cell>
          <table:table-cell office:value-type="float" office:value="2390" calcext:value-type="float">
            <text:p>2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исколько</text:p>
          </table:table-cell>
          <table:table-cell office:value-type="float" office:value="19141" calcext:value-type="float">
            <text:p>19141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значительную (некоторую) часть рабочего времени</text:p>
          </table:table-cell>
          <table:table-cell office:value-type="float" office:value="19142" calcext:value-type="float">
            <text:p>19142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Большую часть рабочего времени</text:p>
          </table:table-cell>
          <table:table-cell office:value-type="float" office:value="19143" calcext:value-type="float">
            <text:p>19143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се/ почти все это время</text:p>
          </table:table-cell>
          <table:table-cell office:value-type="float" office:value="19144" calcext:value-type="float">
            <text:p>19144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 РАБОТАЛ С ДРУГИМИ ЛЮДЬМИ ПОСЛЕДНИЙ МЕСЯЦ</text:p>
          </table:table-cell>
          <table:table-cell office:value-type="float" office:value="19145" calcext:value-type="float">
            <text:p>19145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46" calcext:value-type="float">
            <text:p>19146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исколько</text:p>
          </table:table-cell>
          <table:table-cell office:value-type="float" office:value="19141" calcext:value-type="float">
            <text:p>19141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значительную (некоторую) часть рабочего времени</text:p>
          </table:table-cell>
          <table:table-cell office:value-type="float" office:value="19142" calcext:value-type="float">
            <text:p>19142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Большую часть рабочего времени</text:p>
          </table:table-cell>
          <table:table-cell office:value-type="float" office:value="19143" calcext:value-type="float">
            <text:p>19143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се/ почти все это время</text:p>
          </table:table-cell>
          <table:table-cell office:value-type="float" office:value="19144" calcext:value-type="float">
            <text:p>19144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 РАБОТАЛ С ДРУГИМИ ЛЮДЬМИ ПОСЛЕДНИЙ МЕСЯЦ</text:p>
          </table:table-cell>
          <table:table-cell office:value-type="float" office:value="19145" calcext:value-type="float">
            <text:p>19145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46" calcext:value-type="float">
            <text:p>19146</text:p>
          </table:table-cell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Одну группу</text:p>
          </table:table-cell>
          <table:table-cell office:value-type="float" office:value="19147" calcext:value-type="float">
            <text:p>19147</text:p>
          </table:table-cell>
          <table:table-cell office:value-type="float" office:value="2392" calcext:value-type="float">
            <text:p>2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Две разные группы, которые являются частями одного сообщества</text:p>
          </table:table-cell>
          <table:table-cell office:value-type="float" office:value="19148" calcext:value-type="float">
            <text:p>19148</text:p>
          </table:table-cell>
          <table:table-cell office:value-type="float" office:value="2392" calcext:value-type="float">
            <text:p>2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Две разные группы, которые не являются частями одного сообщества</text:p>
          </table:table-cell>
          <table:table-cell office:value-type="float" office:value="19149" calcext:value-type="float">
            <text:p>19149</text:p>
          </table:table-cell>
          <table:table-cell office:value-type="float" office:value="2392" calcext:value-type="float">
            <text:p>2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Скорее отдельных людей, а не как группы</text:p>
          </table:table-cell>
          <table:table-cell office:value-type="float" office:value="19150" calcext:value-type="float">
            <text:p>19150</text:p>
          </table:table-cell>
          <table:table-cell office:value-type="float" office:value="2392" calcext:value-type="float">
            <text:p>2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51" calcext:value-type="float">
            <text:p>19151</text:p>
          </table:table-cell>
          <table:table-cell office:value-type="float" office:value="2392" calcext:value-type="float">
            <text:p>2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Совершенно не важно</text:p>
          </table:table-cell>
          <table:table-cell office:value-type="float" office:value="19152" calcext:value-type="float">
            <text:p>19152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19153" calcext:value-type="float">
            <text:p>19153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19154" calcext:value-type="float">
            <text:p>19154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19155" calcext:value-type="float">
            <text:p>19155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19156" calcext:value-type="float">
            <text:p>19156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19157" calcext:value-type="float">
            <text:p>19157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19158" calcext:value-type="float">
            <text:p>19158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19159" calcext:value-type="float">
            <text:p>19159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19160" calcext:value-type="float">
            <text:p>19160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19161" calcext:value-type="float">
            <text:p>19161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Очень важно</text:p>
          </table:table-cell>
          <table:table-cell office:value-type="float" office:value="19162" calcext:value-type="float">
            <text:p>19162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63" calcext:value-type="float">
            <text:p>19163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Совершенно не важно</text:p>
          </table:table-cell>
          <table:table-cell office:value-type="float" office:value="19152" calcext:value-type="float">
            <text:p>19152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19153" calcext:value-type="float">
            <text:p>19153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19154" calcext:value-type="float">
            <text:p>19154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19155" calcext:value-type="float">
            <text:p>19155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19156" calcext:value-type="float">
            <text:p>19156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19157" calcext:value-type="float">
            <text:p>19157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19158" calcext:value-type="float">
            <text:p>19158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19159" calcext:value-type="float">
            <text:p>19159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19160" calcext:value-type="float">
            <text:p>19160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19161" calcext:value-type="float">
            <text:p>19161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Очень важно</text:p>
          </table:table-cell>
          <table:table-cell office:value-type="float" office:value="19162" calcext:value-type="float">
            <text:p>19162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63" calcext:value-type="float">
            <text:p>19163</text:p>
          </table:table-cell>
          <table:table-cell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Очень серьезная</text:p>
          </table:table-cell>
          <table:table-cell office:value-type="float" office:value="19164" calcext:value-type="float">
            <text:p>19164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Довольна серьезная</text:p>
          </table:table-cell>
          <table:table-cell office:value-type="float" office:value="19165" calcext:value-type="float">
            <text:p>19165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е очень серьезная</text:p>
          </table:table-cell>
          <table:table-cell office:value-type="float" office:value="19166" calcext:value-type="float">
            <text:p>19166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Совсем не серьезная</text:p>
          </table:table-cell>
          <table:table-cell office:value-type="float" office:value="19167" calcext:value-type="float">
            <text:p>19167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ЗАВИСИТ ОТ МНОГИХ ФАКТОРОВ</text:p>
          </table:table-cell>
          <table:table-cell office:value-type="float" office:value="19168" calcext:value-type="float">
            <text:p>19168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В УКРАИНЕ ВООБЩЕ НЕТ ДИСКРИМИНАЦИИ ПО ВОЗРАСТУ</text:p>
          </table:table-cell>
          <table:table-cell office:value-type="float" office:value="19169" calcext:value-type="float">
            <text:p>19169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70" calcext:value-type="float">
            <text:p>19170</text:p>
          </table:table-cell>
          <table:table-cell office:value-type="float" office:value="2394" calcext:value-type="float">
            <text:p>2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, незарегистрированный муж/жена</text:p>
          </table:table-cell>
          <table:table-cell office:value-type="float" office:value="19171" calcext:value-type="float">
            <text:p>19171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х детей/ пасынка (падчерицу), воспитанников, детей незарегистрированного мужа/жены)</text:p>
          </table:table-cell>
          <table:table-cell office:value-type="float" office:value="19172" calcext:value-type="float">
            <text:p>19172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, родители мужа/жены или незарегистрированного мужа/жены, включая отчима или мачеху</text:p>
          </table:table-cell>
          <table:table-cell office:value-type="float" office:value="19173" calcext:value-type="float">
            <text:p>19173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ключая сводных, не родных)</text:p>
          </table:table-cell>
          <table:table-cell office:value-type="float" office:value="19174" calcext:value-type="float">
            <text:p>19174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9175" calcext:value-type="float">
            <text:p>19175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, не являющиеся формальными родственниками</text:p>
          </table:table-cell>
          <table:table-cell office:value-type="float" office:value="19176" calcext:value-type="float">
            <text:p>19176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77" calcext:value-type="float">
            <text:p>19177</text:p>
          </table:table-cell>
          <table:table-cell office:value-type="float" office:value="2395" calcext:value-type="float">
            <text:p>2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13814" calcext:value-type="float">
            <text:p>13814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3815" calcext:value-type="float">
            <text:p>13815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Небольшой город</text:p>
          </table:table-cell>
          <table:table-cell office:value-type="float" office:value="13816" calcext:value-type="float">
            <text:p>13816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Село/деревня</text:p>
          </table:table-cell>
          <table:table-cell office:value-type="float" office:value="13817" calcext:value-type="float">
            <text:p>13817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Ферма или отдельный дом (хутор) в сельской местности</text:p>
          </table:table-cell>
          <table:table-cell office:value-type="float" office:value="13818" calcext:value-type="float">
            <text:p>13818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19" calcext:value-type="float">
            <text:p>13819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19178" calcext:value-type="float">
            <text:p>1917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9179" calcext:value-type="float">
            <text:p>1917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полное среднее образование (аттестат 8-9 классов средней школы)</text:p>
          </table:table-cell>
          <table:table-cell office:value-type="float" office:value="19180" calcext:value-type="float">
            <text:p>19180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ТУ на базе неполного среднего образования</text:p>
          </table:table-cell>
          <table:table-cell office:value-type="float" office:value="19181" calcext:value-type="float">
            <text:p>19181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среднее образование (аттестат 10-11 классов средней школы)</text:p>
          </table:table-cell>
          <table:table-cell office:value-type="float" office:value="19182" calcext:value-type="float">
            <text:p>19182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19183" calcext:value-type="float">
            <text:p>19183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19184" calcext:value-type="float">
            <text:p>19184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19185" calcext:value-type="float">
            <text:p>19185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19186" calcext:value-type="float">
            <text:p>19186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высшее образование (специалист, магистр)</text:p>
          </table:table-cell>
          <table:table-cell office:value-type="float" office:value="19187" calcext:value-type="float">
            <text:p>19187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19188" calcext:value-type="float">
            <text:p>1918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89" calcext:value-type="float">
            <text:p>1918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щее образование или несколько сфер</text:p>
          </table:table-cell>
          <table:table-cell office:value-type="float" office:value="19190" calcext:value-type="float">
            <text:p>19190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Искусство – изобразительное или прикладное</text:p>
          </table:table-cell>
          <table:table-cell office:value-type="float" office:value="19191" calcext:value-type="float">
            <text:p>19191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Гуманитарная – языки, литература, история, теология и т.д</text:p>
          </table:table-cell>
          <table:table-cell office:value-type="float" office:value="19192" calcext:value-type="float">
            <text:p>19192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хническая и инженерная, включая архитектуру и проектирование, промышленность, ремесла, строительство и др.</text:p>
          </table:table-cell>
          <table:table-cell office:value-type="float" office:value="19193" calcext:value-type="float">
            <text:p>19193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ельское хозяйство, лесное хозяйство</text:p>
          </table:table-cell>
          <table:table-cell office:value-type="float" office:value="19194" calcext:value-type="float">
            <text:p>19194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реподавание или сфера образования</text:p>
          </table:table-cell>
          <table:table-cell office:value-type="float" office:value="19195" calcext:value-type="float">
            <text:p>19195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Естественные науки, математика, вычислительная техника, и т.д.</text:p>
          </table:table-cell>
          <table:table-cell office:value-type="float" office:value="19196" calcext:value-type="float">
            <text:p>19196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Медицина, здравоохранение, медицинский уход и т.д.</text:p>
          </table:table-cell>
          <table:table-cell office:value-type="float" office:value="19197" calcext:value-type="float">
            <text:p>19197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Экономика, коммерция, управление бизнесом, бухгалтерия, и т.д.</text:p>
          </table:table-cell>
          <table:table-cell office:value-type="float" office:value="19198" calcext:value-type="float">
            <text:p>19198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оциальные науки и науки о поведении, государственное управление, СМИ, культура, спорт и организация свободного времени, и т.д</text:p>
          </table:table-cell>
          <table:table-cell office:value-type="float" office:value="19199" calcext:value-type="float">
            <text:p>19199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Юриспруденция и юридические услуги</text:p>
          </table:table-cell>
          <table:table-cell office:value-type="float" office:value="19200" calcext:value-type="float">
            <text:p>19200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фера обслуживания – общественное питание, домоводство, парикмахерское дело, и т.д.</text:p>
          </table:table-cell>
          <table:table-cell office:value-type="float" office:value="19201" calcext:value-type="float">
            <text:p>19201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фера общественного порядка и безопасности – милиция, армия, пожарная служба, и т.д.</text:p>
          </table:table-cell>
          <table:table-cell office:value-type="float" office:value="19202" calcext:value-type="float">
            <text:p>19202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ранспорт и телекоммуникации</text:p>
          </table:table-cell>
          <table:table-cell office:value-type="float" office:value="19203" calcext:value-type="float">
            <text:p>19203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04" calcext:value-type="float">
            <text:p>19204</text:p>
          </table:table-cell>
          <table:table-cell office:value-type="float" office:value="2397" calcext:value-type="float">
            <text:p>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864" calcext:value-type="float">
            <text:p>13864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на себя (самозанятость)</text:p>
          </table:table-cell>
          <table:table-cell office:value-type="float" office:value="13865" calcext:value-type="float">
            <text:p>13865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в собственном семейном бизнесе</text:p>
          </table:table-cell>
          <table:table-cell office:value-type="float" office:value="13866" calcext:value-type="float">
            <text:p>13866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67" calcext:value-type="float">
            <text:p>13867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Оформлен(а) на постоянную работу</text:p>
          </table:table-cell>
          <table:table-cell office:value-type="float" office:value="13868" calcext:value-type="float">
            <text:p>13868</text:p>
          </table:table-cell>
          <table:table-cell office:value-type="float" office:value="1753" calcext:value-type="float">
            <text:p>1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Оформлен(а) временно (в том числе по контракту)</text:p>
          </table:table-cell>
          <table:table-cell office:value-type="float" office:value="13869" calcext:value-type="float">
            <text:p>13869</text:p>
          </table:table-cell>
          <table:table-cell office:value-type="float" office:value="1753" calcext:value-type="float">
            <text:p>1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Работаю без письменного оформления</text:p>
          </table:table-cell>
          <table:table-cell office:value-type="float" office:value="13870" calcext:value-type="float">
            <text:p>13870</text:p>
          </table:table-cell>
          <table:table-cell office:value-type="float" office:value="1753" calcext:value-type="float">
            <text:p>1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71" calcext:value-type="float">
            <text:p>13871</text:p>
          </table:table-cell>
          <table:table-cell office:value-type="float" office:value="1753" calcext:value-type="float">
            <text:p>1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 10</text:p>
          </table:table-cell>
          <table:table-cell office:value-type="float" office:value="13872" calcext:value-type="float">
            <text:p>13872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</text:p>
          </table:table-cell>
          <table:table-cell office:value-type="float" office:value="13873" calcext:value-type="float">
            <text:p>13873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</text:p>
          </table:table-cell>
          <table:table-cell office:value-type="float" office:value="13874" calcext:value-type="float">
            <text:p>13874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</text:p>
          </table:table-cell>
          <table:table-cell office:value-type="float" office:value="13875" calcext:value-type="float">
            <text:p>13875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Больше 500</text:p>
          </table:table-cell>
          <table:table-cell office:value-type="float" office:value="13876" calcext:value-type="float">
            <text:p>13876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77" calcext:value-type="float">
            <text:p>13877</text:p>
          </table:table-cell>
          <table:table-cell office:value-type="float" office:value="1754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У меня нет/ не было на это никакого влияния</text:p>
          </table:table-cell>
          <table:table-cell office:value-type="float" office:value="18472" calcext:value-type="float">
            <text:p>18472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18473" calcext:value-type="float">
            <text:p>18473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18474" calcext:value-type="float">
            <text:p>18474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18475" calcext:value-type="float">
            <text:p>18475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18476" calcext:value-type="float">
            <text:p>18476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8477" calcext:value-type="float">
            <text:p>18477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18478" calcext:value-type="float">
            <text:p>18478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18479" calcext:value-type="float">
            <text:p>18479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18480" calcext:value-type="float">
            <text:p>18480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18481" calcext:value-type="float">
            <text:p>18481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 text:c="2"/>Это полностью зависит /зависело от меня</text:p>
          </table:table-cell>
          <table:table-cell office:value-type="float" office:value="18482" calcext:value-type="float">
            <text:p>18482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83" calcext:value-type="float">
            <text:p>18483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У меня нет/ не было на это никакого влияния</text:p>
          </table:table-cell>
          <table:table-cell office:value-type="float" office:value="18472" calcext:value-type="float">
            <text:p>18472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18473" calcext:value-type="float">
            <text:p>18473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18474" calcext:value-type="float">
            <text:p>18474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18475" calcext:value-type="float">
            <text:p>18475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18476" calcext:value-type="float">
            <text:p>18476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8477" calcext:value-type="float">
            <text:p>18477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18478" calcext:value-type="float">
            <text:p>18478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18479" calcext:value-type="float">
            <text:p>18479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18480" calcext:value-type="float">
            <text:p>18480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18481" calcext:value-type="float">
            <text:p>18481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 text:c="2"/>Это полностью зависит /зависело от меня</text:p>
          </table:table-cell>
          <table:table-cell office:value-type="float" office:value="18482" calcext:value-type="float">
            <text:p>18482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83" calcext:value-type="float">
            <text:p>18483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Центральные или местные органы власти</text:p>
          </table:table-cell>
          <table:table-cell office:value-type="float" office:value="19205" calcext:value-type="float">
            <text:p>19205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ой общественный сектор (например, образование или медицина)</text:p>
          </table:table-cell>
          <table:table-cell office:value-type="float" office:value="19206" calcext:value-type="float">
            <text:p>19206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Государственная компания</text:p>
          </table:table-cell>
          <table:table-cell office:value-type="float" office:value="19207" calcext:value-type="float">
            <text:p>19207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Частная фирма</text:p>
          </table:table-cell>
          <table:table-cell office:value-type="float" office:value="19208" calcext:value-type="float">
            <text:p>19208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Самозанятый</text:p>
          </table:table-cell>
          <table:table-cell office:value-type="float" office:value="19209" calcext:value-type="float">
            <text:p>19209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ое</text:p>
          </table:table-cell>
          <table:table-cell office:value-type="float" office:value="19210" calcext:value-type="float">
            <text:p>19210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11" calcext:value-type="float">
            <text:p>19211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1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в настоящее время</text:p>
          </table:table-cell>
          <table:table-cell office:value-type="float" office:value="13890" calcext:value-type="float">
            <text:p>13890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был(а) раньше</text:p>
          </table:table-cell>
          <table:table-cell office:value-type="float" office:value="13891" calcext:value-type="float">
            <text:p>13891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т</text:p>
          </table:table-cell>
          <table:table-cell office:value-type="float" office:value="13892" calcext:value-type="float">
            <text:p>13892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93" calcext:value-type="float">
            <text:p>13893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Заработок или зарплата</text:p>
          </table:table-cell>
          <table:table-cell office:value-type="float" office:value="18484" calcext:value-type="float">
            <text:p>18484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амозанятости (работа на себя, мелкая собственность) (исключая сельское/подсобное хозяйство)</text:p>
          </table:table-cell>
          <table:table-cell office:value-type="float" office:value="18485" calcext:value-type="float">
            <text:p>18485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ельского/подсобного хозяйства</text:p>
          </table:table-cell>
          <table:table-cell office:value-type="float" office:value="18486" calcext:value-type="float">
            <text:p>18486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енсия</text:p>
          </table:table-cell>
          <table:table-cell office:value-type="float" office:value="18487" calcext:value-type="float">
            <text:p>18487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собие по безработице/выходное пособие (по сокращению штатов)</text:p>
          </table:table-cell>
          <table:table-cell office:value-type="float" office:value="18488" calcext:value-type="float">
            <text:p>18488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Любые другие социальные пособия или дотации (субсидии), стипендии</text:p>
          </table:table-cell>
          <table:table-cell office:value-type="float" office:value="18489" calcext:value-type="float">
            <text:p>18489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инвестиций, сбережений, страхования или собственности</text:p>
          </table:table-cell>
          <table:table-cell office:value-type="float" office:value="18490" calcext:value-type="float">
            <text:p>18490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из других источников</text:p>
          </table:table-cell>
          <table:table-cell office:value-type="float" office:value="18491" calcext:value-type="float">
            <text:p>18491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92" calcext:value-type="float">
            <text:p>18492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Не более 750 грн.</text:p>
          </table:table-cell>
          <table:table-cell office:value-type="float" office:value="19212" calcext:value-type="float">
            <text:p>19212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751 - 1200 грн.</text:p>
          </table:table-cell>
          <table:table-cell office:value-type="float" office:value="19213" calcext:value-type="float">
            <text:p>19213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201 - 1500 грн.</text:p>
          </table:table-cell>
          <table:table-cell office:value-type="float" office:value="19214" calcext:value-type="float">
            <text:p>19214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501 - 1800 грн.</text:p>
          </table:table-cell>
          <table:table-cell office:value-type="float" office:value="19215" calcext:value-type="float">
            <text:p>19215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801 - 2000 грн.</text:p>
          </table:table-cell>
          <table:table-cell office:value-type="float" office:value="19216" calcext:value-type="float">
            <text:p>19216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2001 - 2400 грн.</text:p>
          </table:table-cell>
          <table:table-cell office:value-type="float" office:value="19217" calcext:value-type="float">
            <text:p>19217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2401 - 3000 грн.</text:p>
          </table:table-cell>
          <table:table-cell office:value-type="float" office:value="19218" calcext:value-type="float">
            <text:p>19218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3001 - 3600 грн.</text:p>
          </table:table-cell>
          <table:table-cell office:value-type="float" office:value="19219" calcext:value-type="float">
            <text:p>19219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3601 - 4800 грн.</text:p>
          </table:table-cell>
          <table:table-cell office:value-type="float" office:value="19220" calcext:value-type="float">
            <text:p>19220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4800 грн.</text:p>
          </table:table-cell>
          <table:table-cell office:value-type="float" office:value="19221" calcext:value-type="float">
            <text:p>19221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22" calcext:value-type="float">
            <text:p>19222</text:p>
          </table:table-cell>
          <table:table-cell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ву комфортно на этот доход</text:p>
          </table:table-cell>
          <table:table-cell office:value-type="float" office:value="13916" calcext:value-type="float">
            <text:p>13916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Можно жить на этот доход</text:p>
          </table:table-cell>
          <table:table-cell office:value-type="float" office:value="13917" calcext:value-type="float">
            <text:p>13917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ри таком доходе испытываю определенные затруднения</text:p>
          </table:table-cell>
          <table:table-cell office:value-type="float" office:value="13918" calcext:value-type="float">
            <text:p>13918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ри таком доходе испытываю серьезные материальные трудности</text:p>
          </table:table-cell>
          <table:table-cell office:value-type="float" office:value="13919" calcext:value-type="float">
            <text:p>13919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20" calcext:value-type="float">
            <text:p>13920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трудно</text:p>
          </table:table-cell>
          <table:table-cell office:value-type="float" office:value="13921" calcext:value-type="float">
            <text:p>13921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трудно</text:p>
          </table:table-cell>
          <table:table-cell office:value-type="float" office:value="13922" calcext:value-type="float">
            <text:p>13922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Сложно сказать трудно или легко</text:p>
          </table:table-cell>
          <table:table-cell office:value-type="float" office:value="13923" calcext:value-type="float">
            <text:p>13923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легко</text:p>
          </table:table-cell>
          <table:table-cell office:value-type="float" office:value="13924" calcext:value-type="float">
            <text:p>13924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легко</text:p>
          </table:table-cell>
          <table:table-cell office:value-type="float" office:value="13925" calcext:value-type="float">
            <text:p>13925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26" calcext:value-type="float">
            <text:p>13926</text:p>
          </table:table-cell>
          <table:table-cell office:value-type="float" office:value="1761" calcext:value-type="float">
            <text:p>1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19223" calcext:value-type="float">
            <text:p>19223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9224" calcext:value-type="float">
            <text:p>19224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полное среднее образование (аттестат 8-9 классов средней школы)</text:p>
          </table:table-cell>
          <table:table-cell office:value-type="float" office:value="19225" calcext:value-type="float">
            <text:p>19225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ТУ на базе неполного среднего образования</text:p>
          </table:table-cell>
          <table:table-cell office:value-type="float" office:value="19226" calcext:value-type="float">
            <text:p>19226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ное среднее образование (аттестат 10-11 классов средней школы)</text:p>
          </table:table-cell>
          <table:table-cell office:value-type="float" office:value="19227" calcext:value-type="float">
            <text:p>19227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19228" calcext:value-type="float">
            <text:p>19228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ополнительное обучение на базе полного среднего образования</text:p>
          </table:table-cell>
          <table:table-cell office:value-type="float" office:value="19229" calcext:value-type="float">
            <text:p>19229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офессиональные, общеобразовательные курсы и т.п.)</text:p>
          </table:table-cell>
          <table:table-cell office:value-type="float" office:value="19230" calcext:value-type="float">
            <text:p>19230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19231" calcext:value-type="float">
            <text:p>19231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19232" calcext:value-type="float">
            <text:p>19232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ное высшее образование (специалист, магистр)</text:p>
          </table:table-cell>
          <table:table-cell office:value-type="float" office:value="19233" calcext:value-type="float">
            <text:p>19233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19234" calcext:value-type="float">
            <text:p>19234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35" calcext:value-type="float">
            <text:p>19235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9236" calcext:value-type="float">
            <text:p>19236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9237" calcext:value-type="float">
            <text:p>19237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9238" calcext:value-type="float">
            <text:p>19238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9239" calcext:value-type="float">
            <text:p>19239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9240" calcext:value-type="float">
            <text:p>19240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 пенсии</text:p>
          </table:table-cell>
          <table:table-cell office:value-type="float" office:value="19241" calcext:value-type="float">
            <text:p>19241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9242" calcext:value-type="float">
            <text:p>19242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9243" calcext:value-type="float">
            <text:p>19243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44" calcext:value-type="float">
            <text:p>19244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9236" calcext:value-type="float">
            <text:p>19236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9237" calcext:value-type="float">
            <text:p>19237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9238" calcext:value-type="float">
            <text:p>19238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9239" calcext:value-type="float">
            <text:p>19239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9240" calcext:value-type="float">
            <text:p>19240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а пенсии</text:p>
          </table:table-cell>
          <table:table-cell office:value-type="float" office:value="19241" calcext:value-type="float">
            <text:p>19241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9242" calcext:value-type="float">
            <text:p>19242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9243" calcext:value-type="float">
            <text:p>19243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44" calcext:value-type="float">
            <text:p>19244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3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4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наемный работник</text:p>
          </table:table-cell>
          <table:table-cell office:value-type="float" office:value="13948" calcext:value-type="float">
            <text:p>13948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работает на себя (самозанятый)</text:p>
          </table:table-cell>
          <table:table-cell office:value-type="float" office:value="13949" calcext:value-type="float">
            <text:p>13949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или, работает на Ваш семейный бизнес</text:p>
          </table:table-cell>
          <table:table-cell office:value-type="float" office:value="13950" calcext:value-type="float">
            <text:p>13950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5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51" calcext:value-type="float">
            <text:p>13951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6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7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У него/нее нет на это никакого влияния</text:p>
          </table:table-cell>
          <table:table-cell office:value-type="float" office:value="18504" calcext:value-type="float">
            <text:p>18504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18505" calcext:value-type="float">
            <text:p>18505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18506" calcext:value-type="float">
            <text:p>18506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18507" calcext:value-type="float">
            <text:p>18507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18508" calcext:value-type="float">
            <text:p>18508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18509" calcext:value-type="float">
            <text:p>18509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18510" calcext:value-type="float">
            <text:p>18510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18511" calcext:value-type="float">
            <text:p>18511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18512" calcext:value-type="float">
            <text:p>18512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18513" calcext:value-type="float">
            <text:p>18513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 text:c="2"/>Это полностью зависит от него/нее</text:p>
          </table:table-cell>
          <table:table-cell office:value-type="float" office:value="18514" calcext:value-type="float">
            <text:p>18514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515" calcext:value-type="float">
            <text:p>18515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У него/нее нет на это никакого влияния</text:p>
          </table:table-cell>
          <table:table-cell office:value-type="float" office:value="18504" calcext:value-type="float">
            <text:p>18504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18505" calcext:value-type="float">
            <text:p>18505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18506" calcext:value-type="float">
            <text:p>18506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18507" calcext:value-type="float">
            <text:p>18507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18508" calcext:value-type="float">
            <text:p>18508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18509" calcext:value-type="float">
            <text:p>18509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18510" calcext:value-type="float">
            <text:p>18510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18511" calcext:value-type="float">
            <text:p>18511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18512" calcext:value-type="float">
            <text:p>18512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18513" calcext:value-type="float">
            <text:p>18513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 text:c="2"/>Это полностью зависит от него/нее</text:p>
          </table:table-cell>
          <table:table-cell office:value-type="float" office:value="18514" calcext:value-type="float">
            <text:p>18514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0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515" calcext:value-type="float">
            <text:p>18515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19178" calcext:value-type="float">
            <text:p>1917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9179" calcext:value-type="float">
            <text:p>1917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полное среднее образование (аттестат 8-9 классов средней школы)</text:p>
          </table:table-cell>
          <table:table-cell office:value-type="float" office:value="19180" calcext:value-type="float">
            <text:p>19180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ТУ на базе неполного среднего образования</text:p>
          </table:table-cell>
          <table:table-cell office:value-type="float" office:value="19181" calcext:value-type="float">
            <text:p>19181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ное среднее образование (аттестат 10-11 классов средней школы)</text:p>
          </table:table-cell>
          <table:table-cell office:value-type="float" office:value="19182" calcext:value-type="float">
            <text:p>19182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19183" calcext:value-type="float">
            <text:p>19183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19184" calcext:value-type="float">
            <text:p>19184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19185" calcext:value-type="float">
            <text:p>19185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19186" calcext:value-type="float">
            <text:p>19186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ное высшее образование (специалист, магистр)</text:p>
          </table:table-cell>
          <table:table-cell office:value-type="float" office:value="19187" calcext:value-type="float">
            <text:p>19187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19188" calcext:value-type="float">
            <text:p>1918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89" calcext:value-type="float">
            <text:p>1918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964" calcext:value-type="float">
            <text:p>13964</text:p>
          </table:table-cell>
          <table:table-cell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Работал на себя (был самозанятым)</text:p>
          </table:table-cell>
          <table:table-cell office:value-type="float" office:value="13965" calcext:value-type="float">
            <text:p>13965</text:p>
          </table:table-cell>
          <table:table-cell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е работал</text:p>
          </table:table-cell>
          <table:table-cell office:value-type="float" office:value="13966" calcext:value-type="float">
            <text:p>13966</text:p>
          </table:table-cell>
          <table:table-cell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ТЕЦ УМЕР/НЕ ЖИЛ В СЕМЬЕ, КОГДА РЕСПОНДЕНТУ БЫЛО 14</text:p>
          </table:table-cell>
          <table:table-cell office:value-type="float" office:value="13967" calcext:value-type="float">
            <text:p>13967</text:p>
          </table:table-cell>
          <table:table-cell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3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68" calcext:value-type="float">
            <text:p>13968</text:p>
          </table:table-cell>
          <table:table-cell office:value-type="float" office:value="1766" calcext:value-type="float">
            <text:p>1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исколько</text:p>
          </table:table-cell>
          <table:table-cell office:value-type="float" office:value="13969" calcext:value-type="float">
            <text:p>13969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т 1 до 24</text:p>
          </table:table-cell>
          <table:table-cell office:value-type="float" office:value="13970" calcext:value-type="float">
            <text:p>13970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или больше</text:p>
          </table:table-cell>
          <table:table-cell office:value-type="float" office:value="13971" calcext:value-type="float">
            <text:p>13971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4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72" calcext:value-type="float">
            <text:p>13972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5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6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Профессиональная работа например, такая работа, как: доктор – учитель – инженер – художник – бухгалтер</text:p>
          </table:table-cell>
          <table:table-cell office:value-type="float" office:value="19245" calcext:value-type="float">
            <text:p>19245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Высшая административная работа например, такая работа, как: банкир – управленец в большой бизнес - структуре – чиновник высокого ранга – профсоюзный чиновник</text:p>
          </table:table-cell>
          <table:table-cell office:value-type="float" office:value="19246" calcext:value-type="float">
            <text:p>19246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лужащий например, такая работа, как: секретарь – клерк – офис менеджер – библиотекарь</text:p>
          </table:table-cell>
          <table:table-cell office:value-type="float" office:value="19247" calcext:value-type="float">
            <text:p>19247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а в сфере торговли например, такая работа, как: менеджер по продажам – собственник магазина – продавец – страховой агент</text:p>
          </table:table-cell>
          <table:table-cell office:value-type="float" office:value="19248" calcext:value-type="float">
            <text:p>19248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а в сфере услуг например, такая работа, как: собственник ресторана – сотрудник милиции – официант – сторож – парикмахер – военнослужащий</text:p>
          </table:table-cell>
          <table:table-cell office:value-type="float" office:value="19249" calcext:value-type="float">
            <text:p>19249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валифицированный рабочий например, такая работа, как: мастер – механик – типографщик – изготовитель орудий труда – электрик</text:p>
          </table:table-cell>
          <table:table-cell office:value-type="float" office:value="19250" calcext:value-type="float">
            <text:p>19250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Полуквалифицированный рабочий например, такая работа, как: водитель автобуса – рабочий на заводе – столяр – жестянщик – пекарь</text:p>
          </table:table-cell>
          <table:table-cell office:value-type="float" office:value="19251" calcext:value-type="float">
            <text:p>19251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Неквалифицированный рабочий например, такая работа, как: разнорабочий – швейцар – неквалифицированный рабочий на фабрике</text:p>
          </table:table-cell>
          <table:table-cell office:value-type="float" office:value="19252" calcext:value-type="float">
            <text:p>19252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в сельском хозяйстве например, такая работа, как: фермер – разнорабочий в сельском хозяйстве – водитель трактора – рыбак</text:p>
          </table:table-cell>
          <table:table-cell office:value-type="float" office:value="19253" calcext:value-type="float">
            <text:p>19253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54" calcext:value-type="float">
            <text:p>19254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19178" calcext:value-type="float">
            <text:p>1917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9179" calcext:value-type="float">
            <text:p>1917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полное среднее образование (аттестат 8-9 классов средней школы)</text:p>
          </table:table-cell>
          <table:table-cell office:value-type="float" office:value="19180" calcext:value-type="float">
            <text:p>19180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ТУ на базе неполного среднего образования</text:p>
          </table:table-cell>
          <table:table-cell office:value-type="float" office:value="19181" calcext:value-type="float">
            <text:p>19181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ное среднее образование (аттестат 10-11 классов средней школы)</text:p>
          </table:table-cell>
          <table:table-cell office:value-type="float" office:value="19182" calcext:value-type="float">
            <text:p>19182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19183" calcext:value-type="float">
            <text:p>19183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19184" calcext:value-type="float">
            <text:p>19184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19185" calcext:value-type="float">
            <text:p>19185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19186" calcext:value-type="float">
            <text:p>19186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ное высшее образование (специалист, магистр)</text:p>
          </table:table-cell>
          <table:table-cell office:value-type="float" office:value="19187" calcext:value-type="float">
            <text:p>19187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19188" calcext:value-type="float">
            <text:p>19188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189" calcext:value-type="float">
            <text:p>19189</text:p>
          </table:table-cell>
          <table:table-cell office:value-type="float" office:value="2396" calcext:value-type="float">
            <text:p>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982" calcext:value-type="float">
            <text:p>13982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Работала на себя (была самозанятой)</text:p>
          </table:table-cell>
          <table:table-cell office:value-type="float" office:value="13983" calcext:value-type="float">
            <text:p>13983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е работала</text:p>
          </table:table-cell>
          <table:table-cell office:value-type="float" office:value="13984" calcext:value-type="float">
            <text:p>13984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МАМА УМЕРЛА/НЕ ЖИЛА С СЕМЬЕЙ, КОГДА РЕСПОНДЕНТУ БЫЛО 14</text:p>
          </table:table-cell>
          <table:table-cell office:value-type="float" office:value="13985" calcext:value-type="float">
            <text:p>13985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4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86" calcext:value-type="float">
            <text:p>13986</text:p>
          </table:table-cell>
          <table:table-cell office:value-type="float" office:value="1769" calcext:value-type="float">
            <text:p>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и одного</text:p>
          </table:table-cell>
          <table:table-cell office:value-type="float" office:value="13987" calcext:value-type="float">
            <text:p>13987</text:p>
          </table:table-cell>
          <table:table-cell office:value-type="float" office:value="1770" calcext:value-type="float">
            <text:p>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От 1 до 24</text:p>
          </table:table-cell>
          <table:table-cell office:value-type="float" office:value="13988" calcext:value-type="float">
            <text:p>13988</text:p>
          </table:table-cell>
          <table:table-cell office:value-type="float" office:value="1770" calcext:value-type="float">
            <text:p>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или больше</text:p>
          </table:table-cell>
          <table:table-cell office:value-type="float" office:value="13989" calcext:value-type="float">
            <text:p>13989</text:p>
          </table:table-cell>
          <table:table-cell office:value-type="float" office:value="1770" calcext:value-type="float">
            <text:p>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90" calcext:value-type="float">
            <text:p>13990</text:p>
          </table:table-cell>
          <table:table-cell office:value-type="float" office:value="1770" calcext:value-type="float">
            <text:p>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Профессиональная работа например, такая работа, как: доктор – учитель – инженер – художник – бухгалтер</text:p>
          </table:table-cell>
          <table:table-cell office:value-type="float" office:value="19245" calcext:value-type="float">
            <text:p>19245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Высшая административная работа например, такая работа, как: банкир – управленец в большой бизнес - структуре – чиновник высокого ранга – профсоюзный чиновник</text:p>
          </table:table-cell>
          <table:table-cell office:value-type="float" office:value="19246" calcext:value-type="float">
            <text:p>19246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лужащий например, такая работа, как: секретарь – клерк – офис менеджер – библиотекарь</text:p>
          </table:table-cell>
          <table:table-cell office:value-type="float" office:value="19247" calcext:value-type="float">
            <text:p>19247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та в сфере торговли например, такая работа, как: менеджер по продажам – собственник магазина – продавец – страховой агент</text:p>
          </table:table-cell>
          <table:table-cell office:value-type="float" office:value="19248" calcext:value-type="float">
            <text:p>19248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та в сфере услуг например, такая работа, как: собственник ресторана – сотрудник милиции – официант – сторож – парикмахер – военнослужащий</text:p>
          </table:table-cell>
          <table:table-cell office:value-type="float" office:value="19249" calcext:value-type="float">
            <text:p>19249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валифицированный рабочий например, такая работа, как: мастер – механик – типографщик – изготовитель орудий труда – электрик</text:p>
          </table:table-cell>
          <table:table-cell office:value-type="float" office:value="19250" calcext:value-type="float">
            <text:p>19250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Полуквалифицированный рабочий например, такая работа, как: водитель автобуса – рабочий на заводе – столяр – жестянщик – пекарь</text:p>
          </table:table-cell>
          <table:table-cell office:value-type="float" office:value="19251" calcext:value-type="float">
            <text:p>19251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квалифицированный рабочий например, такая работа, как: разнорабочий – швейцар – неквалифицированный рабочий на фабрике</text:p>
          </table:table-cell>
          <table:table-cell office:value-type="float" office:value="19252" calcext:value-type="float">
            <text:p>19252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ий в сельском хозяйстве например, такая работа, как: фермер – разнорабочий в сельском хозяйстве – водитель трактора – рыбак</text:p>
          </table:table-cell>
          <table:table-cell office:value-type="float" office:value="19253" calcext:value-type="float">
            <text:p>19253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54" calcext:value-type="float">
            <text:p>19254</text:p>
          </table:table-cell>
          <table:table-cell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енат/замужем</text:p>
          </table:table-cell>
          <table:table-cell office:value-type="float" office:value="18534" calcext:value-type="float">
            <text:p>18534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дельно проживаем (хотя официально не разведены)</text:p>
          </table:table-cell>
          <table:table-cell office:value-type="float" office:value="18535" calcext:value-type="float">
            <text:p>18535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веден(а)</text:p>
          </table:table-cell>
          <table:table-cell office:value-type="float" office:value="18536" calcext:value-type="float">
            <text:p>18536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Вдовец (вдова)</text:p>
          </table:table-cell>
          <table:table-cell office:value-type="float" office:value="18537" calcext:value-type="float">
            <text:p>18537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икогда не был женат/замужем</text:p>
          </table:table-cell>
          <table:table-cell office:value-type="float" office:value="18538" calcext:value-type="float">
            <text:p>18538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539" calcext:value-type="float">
            <text:p>18539</text:p>
          </table:table-cell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9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9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59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1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1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1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2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2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2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3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Да</text:p>
          </table:table-cell>
          <table:table-cell office:value-type="float" office:value="18540" calcext:value-type="float">
            <text:p>18540</text:p>
          </table:table-cell>
          <table:table-cell office:value-type="float" office:value="2324" calcext:value-type="float">
            <text:p>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3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т</text:p>
          </table:table-cell>
          <table:table-cell office:value-type="float" office:value="18541" calcext:value-type="float">
            <text:p>18541</text:p>
          </table:table-cell>
          <table:table-cell office:value-type="float" office:value="2324" calcext:value-type="float">
            <text:p>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3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т в доме доступа к Интернет</text:p>
          </table:table-cell>
          <table:table-cell office:value-type="float" office:value="18542" calcext:value-type="float">
            <text:p>18542</text:p>
          </table:table-cell>
          <table:table-cell office:value-type="float" office:value="2324" calcext:value-type="float">
            <text:p>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3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543" calcext:value-type="float">
            <text:p>18543</text:p>
          </table:table-cell>
          <table:table-cell office:value-type="float" office:value="2324" calcext:value-type="float">
            <text:p>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9255" calcext:value-type="float">
            <text:p>19255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Менее половины часа</text:p>
          </table:table-cell>
          <table:table-cell office:value-type="float" office:value="19256" calcext:value-type="float">
            <text:p>19256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От половины до одного часа</text:p>
          </table:table-cell>
          <table:table-cell office:value-type="float" office:value="19257" calcext:value-type="float">
            <text:p>19257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От одного до полутора часов</text:p>
          </table:table-cell>
          <table:table-cell office:value-type="float" office:value="19258" calcext:value-type="float">
            <text:p>19258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От полутора до двух часов</text:p>
          </table:table-cell>
          <table:table-cell office:value-type="float" office:value="19259" calcext:value-type="float">
            <text:p>19259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От двух до двух с половиной часов</text:p>
          </table:table-cell>
          <table:table-cell office:value-type="float" office:value="19260" calcext:value-type="float">
            <text:p>19260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От двух с половиной до трех часов</text:p>
          </table:table-cell>
          <table:table-cell office:value-type="float" office:value="19261" calcext:value-type="float">
            <text:p>19261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ее трех часов</text:p>
          </table:table-cell>
          <table:table-cell office:value-type="float" office:value="19262" calcext:value-type="float">
            <text:p>19262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63" calcext:value-type="float">
            <text:p>19263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9255" calcext:value-type="float">
            <text:p>19255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Менее половины часа</text:p>
          </table:table-cell>
          <table:table-cell office:value-type="float" office:value="19256" calcext:value-type="float">
            <text:p>19256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От половины до одного часа</text:p>
          </table:table-cell>
          <table:table-cell office:value-type="float" office:value="19257" calcext:value-type="float">
            <text:p>19257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От одного до полутора часов</text:p>
          </table:table-cell>
          <table:table-cell office:value-type="float" office:value="19258" calcext:value-type="float">
            <text:p>19258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От полутора до двух часов</text:p>
          </table:table-cell>
          <table:table-cell office:value-type="float" office:value="19259" calcext:value-type="float">
            <text:p>19259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От двух до двух с половиной часов</text:p>
          </table:table-cell>
          <table:table-cell office:value-type="float" office:value="19260" calcext:value-type="float">
            <text:p>19260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От двух с половиной до трех часов</text:p>
          </table:table-cell>
          <table:table-cell office:value-type="float" office:value="19261" calcext:value-type="float">
            <text:p>19261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ее трех часов</text:p>
          </table:table-cell>
          <table:table-cell office:value-type="float" office:value="19262" calcext:value-type="float">
            <text:p>19262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63" calcext:value-type="float">
            <text:p>19263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9255" calcext:value-type="float">
            <text:p>19255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Менее половины часа</text:p>
          </table:table-cell>
          <table:table-cell office:value-type="float" office:value="19256" calcext:value-type="float">
            <text:p>19256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От половины до одного часа</text:p>
          </table:table-cell>
          <table:table-cell office:value-type="float" office:value="19257" calcext:value-type="float">
            <text:p>19257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От одного до полутора часов</text:p>
          </table:table-cell>
          <table:table-cell office:value-type="float" office:value="19258" calcext:value-type="float">
            <text:p>19258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От полутора до двух часов</text:p>
          </table:table-cell>
          <table:table-cell office:value-type="float" office:value="19259" calcext:value-type="float">
            <text:p>19259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От двух до двух с половиной часов</text:p>
          </table:table-cell>
          <table:table-cell office:value-type="float" office:value="19260" calcext:value-type="float">
            <text:p>19260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От двух с половиной до трех часов</text:p>
          </table:table-cell>
          <table:table-cell office:value-type="float" office:value="19261" calcext:value-type="float">
            <text:p>19261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ее трех часов</text:p>
          </table:table-cell>
          <table:table-cell office:value-type="float" office:value="19262" calcext:value-type="float">
            <text:p>19262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63" calcext:value-type="float">
            <text:p>19263</text:p>
          </table:table-cell>
          <table:table-cell office:value-type="float" office:value="2403" calcext:value-type="float">
            <text:p>2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Следует быть осторожным</text:p>
          </table:table-cell>
          <table:table-cell office:value-type="float" office:value="19264" calcext:value-type="float">
            <text:p>19264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65" calcext:value-type="float">
            <text:p>19265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66" calcext:value-type="float">
            <text:p>19266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67" calcext:value-type="float">
            <text:p>19267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68" calcext:value-type="float">
            <text:p>19268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69" calcext:value-type="float">
            <text:p>19269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70" calcext:value-type="float">
            <text:p>19270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71" calcext:value-type="float">
            <text:p>19271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72" calcext:value-type="float">
            <text:p>19272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9273" calcext:value-type="float">
            <text:p>19273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9274" calcext:value-type="float">
            <text:p>19274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75" calcext:value-type="float">
            <text:p>19275</text:p>
          </table:table-cell>
          <table:table-cell office:value-type="float" office:value="2404" calcext:value-type="float">
            <text:p>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использовать или обмануть</text:p>
          </table:table-cell>
          <table:table-cell office:value-type="float" office:value="19276" calcext:value-type="float">
            <text:p>19276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77" calcext:value-type="float">
            <text:p>19277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78" calcext:value-type="float">
            <text:p>19278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79" calcext:value-type="float">
            <text:p>19279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0" calcext:value-type="float">
            <text:p>19280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1" calcext:value-type="float">
            <text:p>19281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2" calcext:value-type="float">
            <text:p>19282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3" calcext:value-type="float">
            <text:p>19283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4" calcext:value-type="float">
            <text:p>19284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9285" calcext:value-type="float">
            <text:p>19285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19286" calcext:value-type="float">
            <text:p>19286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87" calcext:value-type="float">
            <text:p>19287</text:p>
          </table:table-cell>
          <table:table-cell office:value-type="float" office:value="2405" calcext:value-type="float">
            <text:p>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е</text:p>
          </table:table-cell>
          <table:table-cell office:value-type="float" office:value="19288" calcext:value-type="float">
            <text:p>19288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89" calcext:value-type="float">
            <text:p>19289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0" calcext:value-type="float">
            <text:p>19290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1" calcext:value-type="float">
            <text:p>19291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2" calcext:value-type="float">
            <text:p>19292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3" calcext:value-type="float">
            <text:p>19293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4" calcext:value-type="float">
            <text:p>19294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5" calcext:value-type="float">
            <text:p>19295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6" calcext:value-type="float">
            <text:p>19296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9297" calcext:value-type="float">
            <text:p>19297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е</text:p>
          </table:table-cell>
          <table:table-cell office:value-type="float" office:value="19298" calcext:value-type="float">
            <text:p>19298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99" calcext:value-type="float">
            <text:p>19299</text:p>
          </table:table-cell>
          <table:table-cell office:value-type="float" office:value="2406" calcext:value-type="float">
            <text:p>2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9300" calcext:value-type="float">
            <text:p>19300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1" calcext:value-type="float">
            <text:p>19301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2" calcext:value-type="float">
            <text:p>19302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3" calcext:value-type="float">
            <text:p>19303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4" calcext:value-type="float">
            <text:p>19304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5" calcext:value-type="float">
            <text:p>19305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6" calcext:value-type="float">
            <text:p>19306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7" calcext:value-type="float">
            <text:p>19307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8" calcext:value-type="float">
            <text:p>19308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9309" calcext:value-type="float">
            <text:p>19309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9310" calcext:value-type="float">
            <text:p>19310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11" calcext:value-type="float">
            <text:p>19311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9312" calcext:value-type="float">
            <text:p>19312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3" calcext:value-type="float">
            <text:p>19313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4" calcext:value-type="float">
            <text:p>19314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5" calcext:value-type="float">
            <text:p>19315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6" calcext:value-type="float">
            <text:p>19316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7" calcext:value-type="float">
            <text:p>19317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8" calcext:value-type="float">
            <text:p>19318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19" calcext:value-type="float">
            <text:p>19319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20" calcext:value-type="float">
            <text:p>19320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9321" calcext:value-type="float">
            <text:p>19321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9322" calcext:value-type="float">
            <text:p>19322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23" calcext:value-type="float">
            <text:p>19323</text:p>
          </table:table-cell>
          <table:table-cell office:value-type="float" office:value="2408" calcext:value-type="float">
            <text:p>2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9324" calcext:value-type="float">
            <text:p>19324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25" calcext:value-type="float">
            <text:p>19325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26" calcext:value-type="float">
            <text:p>19326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27" calcext:value-type="float">
            <text:p>19327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28" calcext:value-type="float">
            <text:p>19328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29" calcext:value-type="float">
            <text:p>19329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30" calcext:value-type="float">
            <text:p>19330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31" calcext:value-type="float">
            <text:p>19331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32" calcext:value-type="float">
            <text:p>19332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9333" calcext:value-type="float">
            <text:p>19333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9334" calcext:value-type="float">
            <text:p>19334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35" calcext:value-type="float">
            <text:p>19335</text:p>
          </table:table-cell>
          <table:table-cell office:value-type="float" office:value="2409" calcext:value-type="float">
            <text:p>2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4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342" calcext:value-type="float">
            <text:p>19342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3" calcext:value-type="float">
            <text:p>19343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4" calcext:value-type="float">
            <text:p>19344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5" calcext:value-type="float">
            <text:p>19345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6" calcext:value-type="float">
            <text:p>19346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7" calcext:value-type="float">
            <text:p>19347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8" calcext:value-type="float">
            <text:p>19348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49" calcext:value-type="float">
            <text:p>19349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50" calcext:value-type="float">
            <text:p>19350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9351" calcext:value-type="float">
            <text:p>19351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352" calcext:value-type="float">
            <text:p>19352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53" calcext:value-type="float">
            <text:p>19353</text:p>
          </table:table-cell>
          <table:table-cell office:value-type="float" office:value="2411" calcext:value-type="float">
            <text:p>2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354" calcext:value-type="float">
            <text:p>19354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55" calcext:value-type="float">
            <text:p>19355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56" calcext:value-type="float">
            <text:p>19356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57" calcext:value-type="float">
            <text:p>19357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58" calcext:value-type="float">
            <text:p>19358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59" calcext:value-type="float">
            <text:p>19359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60" calcext:value-type="float">
            <text:p>19360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61" calcext:value-type="float">
            <text:p>19361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62" calcext:value-type="float">
            <text:p>19362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9363" calcext:value-type="float">
            <text:p>19363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364" calcext:value-type="float">
            <text:p>19364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65" calcext:value-type="float">
            <text:p>19365</text:p>
          </table:table-cell>
          <table:table-cell office:value-type="float" office:value="2412" calcext:value-type="float">
            <text:p>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366" calcext:value-type="float">
            <text:p>19366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67" calcext:value-type="float">
            <text:p>19367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68" calcext:value-type="float">
            <text:p>19368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69" calcext:value-type="float">
            <text:p>19369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0" calcext:value-type="float">
            <text:p>19370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1" calcext:value-type="float">
            <text:p>19371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2" calcext:value-type="float">
            <text:p>19372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3" calcext:value-type="float">
            <text:p>19373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4" calcext:value-type="float">
            <text:p>19374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9375" calcext:value-type="float">
            <text:p>19375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376" calcext:value-type="float">
            <text:p>19376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77" calcext:value-type="float">
            <text:p>19377</text:p>
          </table:table-cell>
          <table:table-cell office:value-type="float" office:value="2413" calcext:value-type="float">
            <text:p>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запишите часов и минут</text:p>
          </table:table-cell>
          <table:table-cell office:value-type="float" office:value="19378" calcext:value-type="float">
            <text:p>19378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79" calcext:value-type="float">
            <text:p>19379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Определенно должно</text:p>
          </table:table-cell>
          <table:table-cell office:value-type="float" office:value="19380" calcext:value-type="float">
            <text:p>19380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аверное должно</text:p>
          </table:table-cell>
          <table:table-cell office:value-type="float" office:value="19381" calcext:value-type="float">
            <text:p>19381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е знаю, должно или не должно</text:p>
          </table:table-cell>
          <table:table-cell office:value-type="float" office:value="19382" calcext:value-type="float">
            <text:p>19382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аверное не должно</text:p>
          </table:table-cell>
          <table:table-cell office:value-type="float" office:value="19383" calcext:value-type="float">
            <text:p>19383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Определенно не должно</text:p>
          </table:table-cell>
          <table:table-cell office:value-type="float" office:value="19384" calcext:value-type="float">
            <text:p>19384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85" calcext:value-type="float">
            <text:p>19385</text:p>
          </table:table-cell>
          <table:table-cell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Определенно следует позволить</text:p>
          </table:table-cell>
          <table:table-cell office:value-type="float" office:value="19386" calcext:value-type="float">
            <text:p>19386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<text:s/>Наверное следует позволить</text:p>
          </table:table-cell>
          <table:table-cell office:value-type="float" office:value="19387" calcext:value-type="float">
            <text:p>19387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<text:s/>Не знаю, следует или не следует позволять</text:p>
          </table:table-cell>
          <table:table-cell office:value-type="float" office:value="19388" calcext:value-type="float">
            <text:p>19388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<text:s/>Наверное не следует позволять</text:p>
          </table:table-cell>
          <table:table-cell office:value-type="float" office:value="19389" calcext:value-type="float">
            <text:p>19389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<text:s/>Определенно не следует позволять</text:p>
          </table:table-cell>
          <table:table-cell office:value-type="float" office:value="19390" calcext:value-type="float">
            <text:p>19390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91" calcext:value-type="float">
            <text:p>19391</text:p>
          </table:table-cell>
          <table:table-cell office:value-type="float" office:value="2416" calcext:value-type="float">
            <text:p>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Определенно должно обеспечивать</text:p>
          </table:table-cell>
          <table:table-cell office:value-type="float" office:value="19392" calcext:value-type="float">
            <text:p>19392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<text:s/>Наверное должно обеспечивать</text:p>
          </table:table-cell>
          <table:table-cell office:value-type="float" office:value="19393" calcext:value-type="float">
            <text:p>19393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<text:s/>Не знаю, должно или не должно обеспечивать</text:p>
          </table:table-cell>
          <table:table-cell office:value-type="float" office:value="19394" calcext:value-type="float">
            <text:p>19394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<text:s/>Наверное не должно обеспечивать</text:p>
          </table:table-cell>
          <table:table-cell office:value-type="float" office:value="19395" calcext:value-type="float">
            <text:p>19395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<text:s/>Определенно не должно обеспечивать</text:p>
          </table:table-cell>
          <table:table-cell office:value-type="float" office:value="19396" calcext:value-type="float">
            <text:p>19396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97" calcext:value-type="float">
            <text:p>19397</text:p>
          </table:table-cell>
          <table:table-cell office:value-type="float" office:value="2417" calcext:value-type="float">
            <text:p>2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Нисколько</text:p>
          </table:table-cell>
          <table:table-cell office:value-type="float" office:value="19398" calcext:value-type="float">
            <text:p>19398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Очень немного времени</text:p>
          </table:table-cell>
          <table:table-cell office:value-type="float" office:value="19399" calcext:value-type="float">
            <text:p>19399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Немного времени</text:p>
          </table:table-cell>
          <table:table-cell office:value-type="float" office:value="19400" calcext:value-type="float">
            <text:p>19400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9401" calcext:value-type="float">
            <text:p>19401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9402" calcext:value-type="float">
            <text:p>19402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9403" calcext:value-type="float">
            <text:p>19403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9404" calcext:value-type="float">
            <text:p>19404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05" calcext:value-type="float">
            <text:p>19405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Нисколько</text:p>
          </table:table-cell>
          <table:table-cell office:value-type="float" office:value="19398" calcext:value-type="float">
            <text:p>19398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Очень немного времени</text:p>
          </table:table-cell>
          <table:table-cell office:value-type="float" office:value="19399" calcext:value-type="float">
            <text:p>19399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Немного времени</text:p>
          </table:table-cell>
          <table:table-cell office:value-type="float" office:value="19400" calcext:value-type="float">
            <text:p>19400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9401" calcext:value-type="float">
            <text:p>19401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9402" calcext:value-type="float">
            <text:p>19402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9403" calcext:value-type="float">
            <text:p>19403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9404" calcext:value-type="float">
            <text:p>19404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05" calcext:value-type="float">
            <text:p>19405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Нисколько</text:p>
          </table:table-cell>
          <table:table-cell office:value-type="float" office:value="19398" calcext:value-type="float">
            <text:p>19398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Очень немного времени</text:p>
          </table:table-cell>
          <table:table-cell office:value-type="float" office:value="19399" calcext:value-type="float">
            <text:p>19399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Немного времени</text:p>
          </table:table-cell>
          <table:table-cell office:value-type="float" office:value="19400" calcext:value-type="float">
            <text:p>19400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9401" calcext:value-type="float">
            <text:p>19401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9402" calcext:value-type="float">
            <text:p>19402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9403" calcext:value-type="float">
            <text:p>19403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9404" calcext:value-type="float">
            <text:p>19404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05" calcext:value-type="float">
            <text:p>19405</text:p>
          </table:table-cell>
          <table:table-cell office:value-type="float" office:value="2418" calcext:value-type="float">
            <text:p>2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406" calcext:value-type="float">
            <text:p>19406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19407" calcext:value-type="float">
            <text:p>19407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19408" calcext:value-type="float">
            <text:p>19408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19409" calcext:value-type="float">
            <text:p>19409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19410" calcext:value-type="float">
            <text:p>19410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411" calcext:value-type="float">
            <text:p>19411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12" calcext:value-type="float">
            <text:p>19412</text:p>
          </table:table-cell>
          <table:table-cell office:value-type="float" office:value="2419" calcext:value-type="float">
            <text:p>2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413" calcext:value-type="float">
            <text:p>19413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19414" calcext:value-type="float">
            <text:p>19414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19415" calcext:value-type="float">
            <text:p>19415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19416" calcext:value-type="float">
            <text:p>19416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19417" calcext:value-type="float">
            <text:p>19417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418" calcext:value-type="float">
            <text:p>19418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19" calcext:value-type="float">
            <text:p>19419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9420" calcext:value-type="float">
            <text:p>19420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19421" calcext:value-type="float">
            <text:p>19421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19422" calcext:value-type="float">
            <text:p>19422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19423" calcext:value-type="float">
            <text:p>19423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19424" calcext:value-type="float">
            <text:p>19424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9425" calcext:value-type="float">
            <text:p>19425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26" calcext:value-type="float">
            <text:p>19426</text:p>
          </table:table-cell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запишите часов и минут</text:p>
          </table:table-cell>
          <table:table-cell office:value-type="float" office:value="19378" calcext:value-type="float">
            <text:p>19378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8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79" calcext:value-type="float">
            <text:p>19379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9427" calcext:value-type="float">
            <text:p>19427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28" calcext:value-type="float">
            <text:p>19428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29" calcext:value-type="float">
            <text:p>19429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0" calcext:value-type="float">
            <text:p>19430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1" calcext:value-type="float">
            <text:p>19431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2" calcext:value-type="float">
            <text:p>19432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3" calcext:value-type="float">
            <text:p>19433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4" calcext:value-type="float">
            <text:p>19434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5" calcext:value-type="float">
            <text:p>19435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19436" calcext:value-type="float">
            <text:p>19436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9437" calcext:value-type="float">
            <text:p>19437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38" calcext:value-type="float">
            <text:p>19438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9439" calcext:value-type="float">
            <text:p>19439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0" calcext:value-type="float">
            <text:p>19440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1" calcext:value-type="float">
            <text:p>19441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2" calcext:value-type="float">
            <text:p>19442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3" calcext:value-type="float">
            <text:p>19443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4" calcext:value-type="float">
            <text:p>19444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5" calcext:value-type="float">
            <text:p>19445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6" calcext:value-type="float">
            <text:p>19446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7" calcext:value-type="float">
            <text:p>19447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19448" calcext:value-type="float">
            <text:p>19448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9449" calcext:value-type="float">
            <text:p>19449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50" calcext:value-type="float">
            <text:p>19450</text:p>
          </table:table-cell>
          <table:table-cell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9451" calcext:value-type="float">
            <text:p>19451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2" calcext:value-type="float">
            <text:p>19452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3" calcext:value-type="float">
            <text:p>19453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4" calcext:value-type="float">
            <text:p>19454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5" calcext:value-type="float">
            <text:p>19455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6" calcext:value-type="float">
            <text:p>19456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7" calcext:value-type="float">
            <text:p>19457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8" calcext:value-type="float">
            <text:p>19458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59" calcext:value-type="float">
            <text:p>19459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19460" calcext:value-type="float">
            <text:p>19460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9461" calcext:value-type="float">
            <text:p>19461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62" calcext:value-type="float">
            <text:p>19462</text:p>
          </table:table-cell>
          <table:table-cell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<text:s/>Следует быть осторожным, имея дело с людьми</text:p>
          </table:table-cell>
          <table:table-cell office:value-type="float" office:value="19463" calcext:value-type="float">
            <text:p>19463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19464" calcext:value-type="float">
            <text:p>19464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19465" calcext:value-type="float">
            <text:p>19465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19466" calcext:value-type="float">
            <text:p>19466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19467" calcext:value-type="float">
            <text:p>19467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9468" calcext:value-type="float">
            <text:p>19468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69" calcext:value-type="float">
            <text:p>19469</text:p>
          </table:table-cell>
          <table:table-cell office:value-type="float" office:value="2425" calcext:value-type="float">
            <text:p>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<text:s/>Большинство людей постараются использовать или обмануть</text:p>
          </table:table-cell>
          <table:table-cell office:value-type="float" office:value="19470" calcext:value-type="float">
            <text:p>19470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19471" calcext:value-type="float">
            <text:p>19471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19472" calcext:value-type="float">
            <text:p>19472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19473" calcext:value-type="float">
            <text:p>19473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19474" calcext:value-type="float">
            <text:p>19474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19475" calcext:value-type="float">
            <text:p>19475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76" calcext:value-type="float">
            <text:p>19476</text:p>
          </table:table-cell>
          <table:table-cell office:value-type="float" office:value="2426" calcext:value-type="float">
            <text:p>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<text:s/>Очень немногие люди заслуживают моего доверия</text:p>
          </table:table-cell>
          <table:table-cell office:value-type="float" office:value="19477" calcext:value-type="float">
            <text:p>19477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19478" calcext:value-type="float">
            <text:p>19478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19479" calcext:value-type="float">
            <text:p>19479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19480" calcext:value-type="float">
            <text:p>19480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19481" calcext:value-type="float">
            <text:p>19481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<text:s/>Большинство людей заслуживают моего доверия</text:p>
          </table:table-cell>
          <table:table-cell office:value-type="float" office:value="19482" calcext:value-type="float">
            <text:p>19482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83" calcext:value-type="float">
            <text:p>19483</text:p>
          </table:table-cell>
          <table:table-cell office:value-type="float" office:value="2427" calcext:value-type="float">
            <text:p>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запишите оценку:</text:p>
          </table:table-cell>
          <table:table-cell office:value-type="float" office:value="19484" calcext:value-type="float">
            <text:p>19484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85" calcext:value-type="float">
            <text:p>19485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запишите оценку:</text:p>
          </table:table-cell>
          <table:table-cell office:value-type="float" office:value="19484" calcext:value-type="float">
            <text:p>19484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29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85" calcext:value-type="float">
            <text:p>19485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запишите часов и минут</text:p>
          </table:table-cell>
          <table:table-cell office:value-type="float" office:value="19378" calcext:value-type="float">
            <text:p>19378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79" calcext:value-type="float">
            <text:p>19379</text:p>
          </table:table-cell>
          <table:table-cell office:value-type="float" office:value="2414" calcext:value-type="float">
            <text:p>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запишите оценку:</text:p>
          </table:table-cell>
          <table:table-cell office:value-type="float" office:value="19484" calcext:value-type="float">
            <text:p>19484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85" calcext:value-type="float">
            <text:p>19485</text:p>
          </table:table-cell>
          <table:table-cell office:value-type="float" office:value="2428" calcext:value-type="float">
            <text:p>2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9336" calcext:value-type="float">
            <text:p>19336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<text:s/>Согласен</text:p>
          </table:table-cell>
          <table:table-cell office:value-type="float" office:value="19337" calcext:value-type="float">
            <text:p>19337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<text:s/>Насколько согласен, настолько и не согласен</text:p>
          </table:table-cell>
          <table:table-cell office:value-type="float" office:value="19338" calcext:value-type="float">
            <text:p>19338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9339" calcext:value-type="float">
            <text:p>19339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9340" calcext:value-type="float">
            <text:p>19340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341" calcext:value-type="float">
            <text:p>19341</text:p>
          </table:table-cell>
          <table:table-cell office:value-type="float" office:value="2410" calcext:value-type="float">
            <text:p>2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<text:s/>Левые</text:p>
          </table:table-cell>
          <table:table-cell office:value-type="float" office:value="19486" calcext:value-type="float">
            <text:p>19486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87" calcext:value-type="float">
            <text:p>19487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88" calcext:value-type="float">
            <text:p>19488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89" calcext:value-type="float">
            <text:p>19489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0" calcext:value-type="float">
            <text:p>19490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1" calcext:value-type="float">
            <text:p>19491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2" calcext:value-type="float">
            <text:p>19492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3" calcext:value-type="float">
            <text:p>19493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4" calcext:value-type="float">
            <text:p>19494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19495" calcext:value-type="float">
            <text:p>19495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<text:s/>Правые</text:p>
          </table:table-cell>
          <table:table-cell office:value-type="float" office:value="19496" calcext:value-type="float">
            <text:p>19496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497" calcext:value-type="float">
            <text:p>19497</text:p>
          </table:table-cell>
          <table:table-cell office:value-type="float" office:value="2429" calcext:value-type="float">
            <text:p>2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<text:s/>Левые</text:p>
          </table:table-cell>
          <table:table-cell office:value-type="float" office:value="19498" calcext:value-type="float">
            <text:p>19498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499" calcext:value-type="float">
            <text:p>19499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0" calcext:value-type="float">
            <text:p>19500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1" calcext:value-type="float">
            <text:p>19501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2" calcext:value-type="float">
            <text:p>19502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3" calcext:value-type="float">
            <text:p>19503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4" calcext:value-type="float">
            <text:p>19504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5" calcext:value-type="float">
            <text:p>19505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6" calcext:value-type="float">
            <text:p>19506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19507" calcext:value-type="float">
            <text:p>19507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<text:s/>Правые</text:p>
          </table:table-cell>
          <table:table-cell office:value-type="float" office:value="19508" calcext:value-type="float">
            <text:p>19508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09" calcext:value-type="float">
            <text:p>19509</text:p>
          </table:table-cell>
          <table:table-cell office:value-type="float" office:value="2430" calcext:value-type="float">
            <text:p>2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<text:s/>Левые</text:p>
          </table:table-cell>
          <table:table-cell office:value-type="float" office:value="19510" calcext:value-type="float">
            <text:p>19510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1" calcext:value-type="float">
            <text:p>19511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2" calcext:value-type="float">
            <text:p>19512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3" calcext:value-type="float">
            <text:p>19513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4" calcext:value-type="float">
            <text:p>19514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5" calcext:value-type="float">
            <text:p>19515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6" calcext:value-type="float">
            <text:p>19516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7" calcext:value-type="float">
            <text:p>19517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8" calcext:value-type="float">
            <text:p>19518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19519" calcext:value-type="float">
            <text:p>19519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<text:s/>Правые</text:p>
          </table:table-cell>
          <table:table-cell office:value-type="float" office:value="19520" calcext:value-type="float">
            <text:p>19520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21" calcext:value-type="float">
            <text:p>19521</text:p>
          </table:table-cell>
          <table:table-cell office:value-type="float" office:value="2431" calcext:value-type="float">
            <text:p>2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Следует быть осторожным</text:p>
          </table:table-cell>
          <table:table-cell office:value-type="float" office:value="19522" calcext:value-type="float">
            <text:p>19522</text:p>
          </table:table-cell>
          <table:table-cell office:value-type="float" office:value="2432" calcext:value-type="float">
            <text:p>2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9523" calcext:value-type="float">
            <text:p>19523</text:p>
          </table:table-cell>
          <table:table-cell office:value-type="float" office:value="2432" calcext:value-type="float">
            <text:p>2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24" calcext:value-type="float">
            <text:p>19524</text:p>
          </table:table-cell>
          <table:table-cell office:value-type="float" office:value="2432" calcext:value-type="float">
            <text:p>2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Большинство людей постараются использовать или обмануть меня</text:p>
          </table:table-cell>
          <table:table-cell office:value-type="float" office:value="19525" calcext:value-type="float">
            <text:p>19525</text:p>
          </table:table-cell>
          <table:table-cell office:value-type="float" office:value="2433" calcext:value-type="float">
            <text:p>2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19526" calcext:value-type="float">
            <text:p>19526</text:p>
          </table:table-cell>
          <table:table-cell office:value-type="float" office:value="2433" calcext:value-type="float">
            <text:p>2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0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27" calcext:value-type="float">
            <text:p>19527</text:p>
          </table:table-cell>
          <table:table-cell office:value-type="float" office:value="2433" calcext:value-type="float">
            <text:p>2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Очень немногие люди заслуживают моего доверия</text:p>
          </table:table-cell>
          <table:table-cell office:value-type="float" office:value="19528" calcext:value-type="float">
            <text:p>19528</text:p>
          </table:table-cell>
          <table:table-cell office:value-type="float" office:value="2434" calcext:value-type="float">
            <text:p>24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<text:s/>Большинство людей заслуживают моего доверия</text:p>
          </table:table-cell>
          <table:table-cell office:value-type="float" office:value="19529" calcext:value-type="float">
            <text:p>19529</text:p>
          </table:table-cell>
          <table:table-cell office:value-type="float" office:value="2434" calcext:value-type="float">
            <text:p>24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30" calcext:value-type="float">
            <text:p>19530</text:p>
          </table:table-cell>
          <table:table-cell office:value-type="float" office:value="2434" calcext:value-type="float">
            <text:p>24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<text:s/>Не удовлетворен(а)</text:p>
          </table:table-cell>
          <table:table-cell office:value-type="float" office:value="19531" calcext:value-type="float">
            <text:p>19531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2" calcext:value-type="float">
            <text:p>19532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3" calcext:value-type="float">
            <text:p>19533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4" calcext:value-type="float">
            <text:p>19534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5" calcext:value-type="float">
            <text:p>19535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6" calcext:value-type="float">
            <text:p>19536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7" calcext:value-type="float">
            <text:p>19537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8" calcext:value-type="float">
            <text:p>19538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39" calcext:value-type="float">
            <text:p>19539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19540" calcext:value-type="float">
            <text:p>19540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<text:s/>Удовлетворен(а)</text:p>
          </table:table-cell>
          <table:table-cell office:value-type="float" office:value="19541" calcext:value-type="float">
            <text:p>19541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42" calcext:value-type="float">
            <text:p>19542</text:p>
          </table:table-cell>
          <table:table-cell office:value-type="float" office:value="2435" calcext:value-type="float">
            <text:p>2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<text:s/>Не удовлетворен(а)</text:p>
          </table:table-cell>
          <table:table-cell office:value-type="float" office:value="19543" calcext:value-type="float">
            <text:p>19543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4" calcext:value-type="float">
            <text:p>19544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5" calcext:value-type="float">
            <text:p>19545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6" calcext:value-type="float">
            <text:p>19546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7" calcext:value-type="float">
            <text:p>19547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8" calcext:value-type="float">
            <text:p>19548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49" calcext:value-type="float">
            <text:p>19549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50" calcext:value-type="float">
            <text:p>19550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51" calcext:value-type="float">
            <text:p>19551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19552" calcext:value-type="float">
            <text:p>19552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<text:s/>Удовлетворен(а)</text:p>
          </table:table-cell>
          <table:table-cell office:value-type="float" office:value="19553" calcext:value-type="float">
            <text:p>19553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54" calcext:value-type="float">
            <text:p>19554</text:p>
          </table:table-cell>
          <table:table-cell office:value-type="float" office:value="2436" calcext:value-type="float">
            <text:p>2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<text:s/>Не удовлетворен(а)</text:p>
          </table:table-cell>
          <table:table-cell office:value-type="float" office:value="19555" calcext:value-type="float">
            <text:p>19555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56" calcext:value-type="float">
            <text:p>19556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57" calcext:value-type="float">
            <text:p>19557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58" calcext:value-type="float">
            <text:p>19558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59" calcext:value-type="float">
            <text:p>19559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60" calcext:value-type="float">
            <text:p>19560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61" calcext:value-type="float">
            <text:p>19561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62" calcext:value-type="float">
            <text:p>19562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63" calcext:value-type="float">
            <text:p>19563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19564" calcext:value-type="float">
            <text:p>19564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<text:s/>Удовлетворен(а)</text:p>
          </table:table-cell>
          <table:table-cell office:value-type="float" office:value="19565" calcext:value-type="float">
            <text:p>19565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566" calcext:value-type="float">
            <text:p>19566</text:p>
          </table:table-cell>
          <table:table-cell office:value-type="float" office:value="2437" calcext:value-type="float">
            <text:p>2437</text:p>
          </table:table-cell>
          <table:table-cell table:number-columns-repeated="6"/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UA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МЫ ХОТЕЛИ БЫ ЗАДАТЬ НЕСКОЛЬКО ВОПРОСОВ О ПОЛИТИКЕ И ПРАВИТЕЛЬСТВЕ.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4_2008_RUS_UA_5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НЕСКОЛЬКО ВОПРОСОВ О ВАС И ВАШЕЙ ЖИЗНИ.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4_2008_RUS_UA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НЕСКОЛЬКО ВОПРОСОВ О ТОМ, КАК УСТРОЕНО НАШЕ ОБЩЕСТВО.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4_2008_RUS_UA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ПРАШИВАЙТЕ ВСЕХ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4_2008_RUS_UA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о следующими утверждениями.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4_2008_RUS_UA_134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Я ХОТЕЛ (-А) БЫ ЗАДАТЬ ВАМ НЕСКОЛЬКО ВОПРОСОВ О ВОЗРАСТЕ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4_2008_RUS_UA_19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, Я БЫ ХОТЕЛ( -А) ЗАДАТЬ ВАМ НЕСКОЛЬКО ВОПРОСОВ, КАСАЮЩИХСЯ ВАС И ДРУГИХ ЧЛЕНОВ ВАШЕЙ СЕМЬИ.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S_R04_2008_RUS_UA_269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люди часто говорят о левых и правых.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Чтобы помочь нам в будущем улучшить формулировки наших вопросов, просим ответить еще на несколько вопросов, похожих на некоторые из уже заданных ранее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4_2008_RUS_UA_27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Пожалуйста, не пытайтесь вспомнить, что Вы отвечали раньше, а ответьте на эти вопросы, как на совершенно новые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Чтобы помочь нам в будущем улучшить формулировки наших вопросов, просим ответить еще на несколько вопросов, похожих на некоторые из уже заданных ранее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Пожалуйста, не пытайтесь вспомнить, что Вы отвечали раньше, а ответьте на эти вопросы, как на совершенно новые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4_2008_RUS_UA_28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Теперь несколько вопросов о политике и о правительстве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4_2008_RUS_UA_29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в политике люди зачастую говорят о левых и правых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Чтобы помочь нам в будущем улучшить формулировки наших вопросов, просим ответить еще на несколько вопросов, похожих на некоторые из уже заданных ранее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4_2008_RUS_UA_29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Пожалуйста, не пытайтесь вспомнить, что Вы отвечали раньше, а ответьте на эти вопросы, как на совершенно новые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4_2008_RUS_UA_29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Теперь несколько вопросов о политике и о правительстве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4_2008_RUS_UA_30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В политике люди зачастую говорят о левых и правых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4_2008_RUS_UA_31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Теперь несколько вопросов о политике и о правительстве</text:p>
          </table:table-cell>
          <table:table-cell office:value-type="float" office:value="298" calcext:value-type="float">
            <text:p>298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4_2008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2.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ESS_R04_2008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3.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4.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ESS_R04_2008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5.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ESS_R04_2008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РТОЧКА 6.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ESS_R04_2008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Пожалуйста, воспользуйтесь этой карточкой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КАРТОЧКА 7.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ESS_R04_2008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Пожалуйста, воспользуйтесь этой карточкой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4_2008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8.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ESS_R04_2008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4_2008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9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30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4_2008_RUS_UA_3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3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4_2008_RUS_UA_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3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4_2008_RUS_UA_3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4_2008_RUS_UA_3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4_2008_RUS_UA_3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4_2008_RUS_UA_3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11.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ESS_R04_2008_RUS_UA_4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КАРТОЧКА 11.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КАРТОЧКА 1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4_2008_RUS_UA_4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4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РТОЧКА 13.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ESS_R04_2008_RUS_UA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4_2008_RUS_UA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4_2008_RUS_UA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4_2008_RUS_UA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РТОЧКА 15.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ESS_R04_2008_RUS_UA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РТОЧКА 16.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ESS_R04_2008_RUS_UA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РТОЧКА 17.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ESS_R04_2008_RUS_UA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18.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ESS_R04_2008_RUS_UA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19.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ESS_R04_2008_RUS_UA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20.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ESS_R04_2008_RUS_UA_5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КАРТОЧКА 22.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ESS_R04_2008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РТОЧКА 24.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ESS_R04_2008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РТОЧКА 24.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ESS_R04_2008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КАРТОЧКА 25.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SS_R04_2008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4_2008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4_2008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4_2008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4_2008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4_2008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4_2008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4_2008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4_2008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АРТОЧКА 29.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ESS_R04_2008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29.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ESS_R04_2008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КАРТОЧКА 30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4_2008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30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4_2008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1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4_2008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31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4_2008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32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4_2008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КАРТОЧКА 32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4_2008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РТОЧКА 33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4_2008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РТОЧКА 34.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ESS_R04_2008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РТОЧКА 35.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ESS_R04_2008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КАРТОЧКА 36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4_2008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37.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ESS_R04_2008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38.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ESS_R04_2008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КАРТОЧКА 39.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ESS_R04_2008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РТОЧКА 40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4_2008_RUS_UA_12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РТОЧКА 41.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ESS_R04_2008_RUS_UA_13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4_2008_RUS_UA_13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ПРАШИВАЙТЕ ВСЕХ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ESS_R04_2008_RUS_UA_13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4_2008_RUS_UA_13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4_2008_RUS_UA_1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КАРТОЧКА 43.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ESS_R04_2008_RUS_UA_13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КАРТОЧКА 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4_2008_RUS_UA_13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КАРТОЧКА 45.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ESS_R04_2008_RUS_UA_14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КАРТОЧКА 46.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SS_R04_2008_RUS_UA_14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РТОЧКА 47.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ESS_R04_2008_RUS_UA_14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КАРТОЧКА 48.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ESS_R04_2008_RUS_UA_14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КАРТОЧКА 49.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ESS_R04_2008_RUS_UA_1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РТОЧКА 50.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ESS_R04_2008_RUS_UA_14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КАРТОЧКА 51.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ESS_R04_2008_RUS_UA_14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КАРТОЧКА 52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ESS_R04_2008_RUS_UA_15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КАРТОЧКА 52.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ESS_R04_2008_RUS_UA_15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РТОЧКА 53.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ESS_R04_2008_RUS_UA_15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КАРТОЧКА 53.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ESS_R04_2008_RUS_UA_15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КАРТОЧКА 54.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ESS_R04_2008_RUS_UA_16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КАРТОЧКА 54.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ESS_R04_2008_RUS_UA_16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КАРТОЧКА 55.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ESS_R04_2008_RUS_UA_16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КАРТОЧКА 55.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ESS_R04_2008_RUS_UA_16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КАРТОЧКА 56.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ESS_R04_2008_RUS_UA_17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КАРТОЧКА 56.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ESS_R04_2008_RUS_UA_17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КАРТОЧКА 56.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ESS_R04_2008_RUS_UA_17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КАРТОЧКА 57.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ESS_R04_2008_RUS_UA_17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КАРТОЧКА 58.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7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КАРТОЧКА 57.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ESS_R04_2008_RUS_UA_17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РТОЧКА 58.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4_2008_RUS_UA_178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80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КАРТОЧКА 58.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4_2008_RUS_UA_1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8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КАРТОЧКА 58.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4_2008_RUS_UA_1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КАРТОЧКА 59.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ESS_R04_2008_RUS_UA_184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ыберите Ваш ответ из этой карточки.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КАРТОЧКА 59.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ESS_R04_2008_RUS_UA_185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ыберите Ваш ответ из этой карточки.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РТОЧКА 60.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ESS_R04_2008_RUS_UA_187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КАРТОЧКА 61.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ESS_R04_2008_RUS_UA_188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КАРТОЧКА 61.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КАРТОЧКА 62.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ESS_R04_2008_RUS_UA_189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Для ответа используйте карточку.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SS_R04_2008_RUS_UA_19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РТОЧКА 64.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ESS_R04_2008_RUS_UA_19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РТОЧКА 65.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ESS_R04_2008_RUS_UA_19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КАРТОЧКА 66.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ESS_R04_2008_RUS_UA_19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19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КАРТОЧКА 67.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ESS_R04_2008_RUS_UA_19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КАРТОЧКА 67.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ESS_R04_2008_RUS_UA_20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КАРТОЧКА 6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ESS_R04_2008_RUS_UA_21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РТОЧКА 69.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ESS_R04_2008_RUS_UA_21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2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РТОЧКА 70.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ESS_R04_2008_RUS_UA_22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4_2008_RUS_UA_22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КАРТОЧКА 71.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4_2008_RUS_UA_22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РТОЧКА 72.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ESS_R04_2008_RUS_UA_22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РТОЧКА 73.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РТОЧКА 74.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ESS_R04_2008_RUS_UA_22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жалуйста, воспользуйтесь этой карточкой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РТОЧКА 75.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ESS_R04_2008_RUS_UA_22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тметьте все, что подходит.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КАРТОЧКА 75.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ESS_R04_2008_RUS_UA_22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Пожалуйста, выберите только один ответ.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ESS_R04_2008_RUS_UA_239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КАРТОЧКА 76.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РТОЧКА 74.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ESS_R04_2008_RUS_UA_242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4_2008_RUS_UA_24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РТОЧКА 77.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4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4_2008_RUS_UA_25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РТОЧКА 77.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4_2008_RUS_UA_25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РТОЧКА 78.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4_2008_RUS_UA_261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UA_26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4_2008_RUS_UA_2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273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27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28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28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Для ответа, пожалуйста, используйте эту карточку.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4_2008_RUS_UA_28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Для ответа, пожалуйста, используйте эту же карточку.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SS_R04_2008_RUS_UA_28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Для ответа, пожалуйста, используйте эту же карточку.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SS_R04_2008_RUS_UA_28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29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Используйте для ответа ту же карточку.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ESS_R04_2008_RUS_UA_29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29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30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30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UA_30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31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4_2008_RUS_UA_31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4_2008_RUS_UA_31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26:16.417633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27:21.219124773</dc:date>
    <meta:editing-duration>PT2M44S</meta:editing-duration>
    <meta:editing-cycles>7</meta:editing-cycles>
    <meta:generator>LibreOffice/6.0.7.3$Linux_X86_64 LibreOffice_project/00m0$Build-3</meta:generator>
    <meta:document-statistic meta:table-count="4" meta:cell-count="13467" meta:object-count="0"/>
  </office:meta>
</office:document-meta>
</file>